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1" style:family="table">
      <style:table-properties style:width="3.3625in" table:align="margins"/>
    </style:style>
    <style:style style:name="Table11.A" style:family="table-column">
      <style:table-column-properties style:column-width="3.3625in" style:rel-column-width="65535*"/>
    </style:style>
    <style:style style:name="Table11.A1" style:family="table-cell">
      <style:table-cell-properties fo:background-color="#eeeeee" fo:padding="0.0382in" fo:border="0.5pt solid #000000">
        <style:background-image/>
      </style:table-cell-properties>
    </style:style>
    <style:style style:name="Table17" style:family="table">
      <style:table-properties style:width="3.3625in" table:align="margins"/>
    </style:style>
    <style:style style:name="Table17.A" style:family="table-column">
      <style:table-column-properties style:column-width="3.3625in" style:rel-column-width="65535*"/>
    </style:style>
    <style:style style:name="Table17.A1" style:family="table-cell">
      <style:table-cell-properties fo:background-color="#eeeeee" fo:padding="0.0382in" fo:border="0.5pt solid #000000">
        <style:background-image/>
      </style:table-cell-properties>
    </style:style>
    <style:style style:name="Table1" style:family="table">
      <style:table-properties style:width="3.3625in" table:align="margins"/>
    </style:style>
    <style:style style:name="Table1.A" style:family="table-column">
      <style:table-column-properties style:column-width="3.3625in" style:rel-column-width="65535*"/>
    </style:style>
    <style:style style:name="Table1.A1" style:family="table-cell">
      <style:table-cell-properties fo:background-color="#eeeeee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3646in" fo:margin-left="0in" table:align="left"/>
    </style:style>
    <style:style style:name="Table2.A" style:family="table-column">
      <style:table-column-properties style:column-width="1.9167in"/>
    </style:style>
    <style:style style:name="Table2.B" style:family="table-column">
      <style:table-column-properties style:column-width="1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3625in" table:align="margins"/>
    </style:style>
    <style:style style:name="Table3.A" style:family="table-column">
      <style:table-column-properties style:column-width="3.36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3625in" table:align="margins"/>
    </style:style>
    <style:style style:name="Table16.A" style:family="table-column">
      <style:table-column-properties style:column-width="3.3625in" style:rel-column-width="65535*"/>
    </style:style>
    <style:style style:name="Table16.A1" style:family="table-cell">
      <style:table-cell-properties fo:background-color="#eeeeee" fo:padding="0.0382in" fo:border="0.5pt solid #000000">
        <style:background-image/>
      </style:table-cell-properties>
    </style:style>
    <style:style style:name="Table4" style:family="table">
      <style:table-properties style:width="3.3625in" table:align="margins"/>
    </style:style>
    <style:style style:name="Table4.A" style:family="table-column">
      <style:table-column-properties style:column-width="3.3625in" style:rel-column-width="65535*"/>
    </style:style>
    <style:style style:name="Table4.A1" style:family="table-cell">
      <style:table-cell-properties fo:background-color="#eeeeee" fo:padding="0.0382in" fo:border="0.5pt solid #000000">
        <style:background-image/>
      </style:table-cell-properties>
    </style:style>
    <style:style style:name="Table7" style:family="table">
      <style:table-properties style:width="3.3625in" table:align="margins"/>
    </style:style>
    <style:style style:name="Table7.A" style:family="table-column">
      <style:table-column-properties style:column-width="3.3625in" style:rel-column-width="65535*"/>
    </style:style>
    <style:style style:name="Table7.A1" style:family="table-cell">
      <style:table-cell-properties fo:background-color="#eeeeee" fo:padding="0.0382in" fo:border="0.5pt solid #000000">
        <style:background-image/>
      </style:table-cell-properties>
    </style:style>
    <style:style style:name="Table8" style:family="table">
      <style:table-properties style:width="3.3625in" table:align="margins"/>
    </style:style>
    <style:style style:name="Table8.A" style:family="table-column">
      <style:table-column-properties style:column-width="3.3625in" style:rel-column-width="65535*"/>
    </style:style>
    <style:style style:name="Table8.A1" style:family="table-cell">
      <style:table-cell-properties fo:background-color="#eeeeee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3646in" fo:margin-left="0in" table:align="left"/>
    </style:style>
    <style:style style:name="Table9.A" style:family="table-column">
      <style:table-column-properties style:column-width="1.9167in"/>
    </style:style>
    <style:style style:name="Table9.B" style:family="table-column">
      <style:table-column-properties style:column-width="1.447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background-color="#eeeeee" fo:padding="0.0382in" fo:border="0.05pt solid #000000">
        <style:background-image/>
      </style:table-cell-properties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3625in" table:align="margins"/>
    </style:style>
    <style:style style:name="Table10.A" style:family="table-column">
      <style:table-column-properties style:column-width="3.3625in" style:rel-column-width="65535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3.3625in" table:align="margins"/>
    </style:style>
    <style:style style:name="Table12.A" style:family="table-column">
      <style:table-column-properties style:column-width="3.3625in" style:rel-column-width="65535*"/>
    </style:style>
    <style:style style:name="Table12.A1" style:family="table-cell">
      <style:table-cell-properties fo:background-color="#eeeeee" fo:padding="0.0382in" fo:border="0.5pt solid #000000">
        <style:background-image/>
      </style:table-cell-properties>
    </style:style>
    <style:style style:name="Table19" style:family="table">
      <style:table-properties style:width="3.3625in" table:align="margins"/>
    </style:style>
    <style:style style:name="Table19.A" style:family="table-column">
      <style:table-column-properties style:column-width="3.3625in" style:rel-column-width="65535*"/>
    </style:style>
    <style:style style:name="Table19.A1" style:family="table-cell">
      <style:table-cell-properties fo:background-color="#eeeeee" fo:padding="0.0382in" fo:border="0.5pt solid #000000">
        <style:background-image/>
      </style:table-cell-properties>
    </style:style>
    <style:style style:name="Table20" style:family="table">
      <style:table-properties style:width="3.3625in" table:align="margins"/>
    </style:style>
    <style:style style:name="Table20.A" style:family="table-column">
      <style:table-column-properties style:column-width="3.3625in" style:rel-column-width="65535*"/>
    </style:style>
    <style:style style:name="Table20.A1" style:family="table-cell">
      <style:table-cell-properties fo:background-color="#eeeeee" fo:padding="0.0382in" fo:border="0.5pt solid #000000">
        <style:background-image/>
      </style:table-cell-properties>
    </style:style>
    <style:style style:name="Table21" style:family="table">
      <style:table-properties style:width="3.3625in" table:align="margins"/>
    </style:style>
    <style:style style:name="Table21.A" style:family="table-column">
      <style:table-column-properties style:column-width="3.3625in" style:rel-column-width="65535*"/>
    </style:style>
    <style:style style:name="Table21.A1" style:family="table-cell">
      <style:table-cell-properties fo:background-color="#eeeeee" fo:padding="0.0382in" fo:border="0.05pt solid #000000">
        <style:background-image/>
      </style:table-cell-properties>
    </style:style>
    <style:style style:name="Table2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3.3646in" fo:margin-left="0in" table:align="left"/>
    </style:style>
    <style:style style:name="Table22.A" style:family="table-column">
      <style:table-column-properties style:column-width="1.9167in"/>
    </style:style>
    <style:style style:name="Table22.B" style:family="table-column">
      <style:table-column-properties style:column-width="1.4479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background-color="#eeeeee" fo:padding="0.0382in" fo:border="0.05pt solid #000000">
        <style:background-image/>
      </style:table-cell-properties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3.3625in" table:align="margins"/>
    </style:style>
    <style:style style:name="Table23.A" style:family="table-column">
      <style:table-column-properties style:column-width="3.3625in" style:rel-column-width="65535*"/>
    </style:style>
    <style:style style:name="Table23.A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3.3625in" table:align="margins"/>
    </style:style>
    <style:style style:name="Table24.A" style:family="table-column">
      <style:table-column-properties style:column-width="3.3625in" style:rel-column-width="65535*"/>
    </style:style>
    <style:style style:name="Table24.A1" style:family="table-cell">
      <style:table-cell-properties fo:background-color="#eeeeee" fo:padding="0.0382in" fo:border="0.5pt solid #000000">
        <style:background-image/>
      </style:table-cell-properties>
    </style:style>
    <style:style style:name="Table25" style:family="table">
      <style:table-properties style:width="3.3625in" table:align="margins"/>
    </style:style>
    <style:style style:name="Table25.A" style:family="table-column">
      <style:table-column-properties style:column-width="3.3625in" style:rel-column-width="65535*"/>
    </style:style>
    <style:style style:name="Table25.A1" style:family="table-cell">
      <style:table-cell-properties fo:background-color="#eeeeee" fo:padding="0.0382in" fo:border="0.5pt solid #000000">
        <style:background-image/>
      </style:table-cell-properties>
    </style:style>
    <style:style style:name="Table26" style:family="table">
      <style:table-properties style:width="3.3625in" table:align="margins"/>
    </style:style>
    <style:style style:name="Table26.A" style:family="table-column">
      <style:table-column-properties style:column-width="3.3625in" style:rel-column-width="65535*"/>
    </style:style>
    <style:style style:name="Table26.A1" style:family="table-cell">
      <style:table-cell-properties fo:background-color="#eeeeee" fo:padding="0.0382in" fo:border="0.5pt solid #000000">
        <style:background-image/>
      </style:table-cell-properties>
    </style:style>
    <style:style style:name="Table27" style:family="table">
      <style:table-properties style:width="3.3625in" table:align="margins"/>
    </style:style>
    <style:style style:name="Table27.A" style:family="table-column">
      <style:table-column-properties style:column-width="3.3625in" style:rel-column-width="65535*"/>
    </style:style>
    <style:style style:name="Table27.A1" style:family="table-cell">
      <style:table-cell-properties fo:background-color="#eeeeee" fo:padding="0.0382in" fo:border="0.05pt solid #000000">
        <style:background-image/>
      </style:table-cell-properties>
    </style:style>
    <style:style style:name="Table2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3.3646in" fo:margin-left="0in" table:align="left"/>
    </style:style>
    <style:style style:name="Table28.A" style:family="table-column">
      <style:table-column-properties style:column-width="1.9167in"/>
    </style:style>
    <style:style style:name="Table28.B" style:family="table-column">
      <style:table-column-properties style:column-width="1.4479in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B1" style:family="table-cell">
      <style:table-cell-properties fo:background-color="#eeeeee" fo:padding="0.0382in" fo:border="0.05pt solid #000000">
        <style:background-image/>
      </style:table-cell-properties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3.3625in" table:align="margins"/>
    </style:style>
    <style:style style:name="Table29.A" style:family="table-column">
      <style:table-column-properties style:column-width="3.3625in" style:rel-column-width="65535*"/>
    </style:style>
    <style:style style:name="Table29.A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3.3625in" table:align="margins"/>
    </style:style>
    <style:style style:name="Table30.A" style:family="table-column">
      <style:table-column-properties style:column-width="3.3625in" style:rel-column-width="65535*"/>
    </style:style>
    <style:style style:name="Table30.A1" style:family="table-cell">
      <style:table-cell-properties fo:background-color="#eeeeee" fo:padding="0.0382in" fo:border="0.5pt solid #000000">
        <style:background-image/>
      </style:table-cell-properties>
    </style:style>
    <style:style style:name="Table31" style:family="table">
      <style:table-properties style:width="3.3625in" table:align="margins"/>
    </style:style>
    <style:style style:name="Table31.A" style:family="table-column">
      <style:table-column-properties style:column-width="3.3625in" style:rel-column-width="65535*"/>
    </style:style>
    <style:style style:name="Table31.A1" style:family="table-cell">
      <style:table-cell-properties fo:background-color="#eeeeee" fo:padding="0.0382in" fo:border="0.5pt solid #000000">
        <style:background-image/>
      </style:table-cell-properties>
    </style:style>
    <style:style style:name="Table32" style:family="table">
      <style:table-properties style:width="3.3625in" table:align="margins"/>
    </style:style>
    <style:style style:name="Table32.A" style:family="table-column">
      <style:table-column-properties style:column-width="3.3625in" style:rel-column-width="65535*"/>
    </style:style>
    <style:style style:name="Table32.A1" style:family="table-cell">
      <style:table-cell-properties fo:background-color="#eeeeee" fo:padding="0.0382in" fo:border="0.5pt solid #000000">
        <style:background-image/>
      </style:table-cell-properties>
    </style:style>
    <style:style style:name="Table33" style:family="table">
      <style:table-properties style:width="3.3625in" table:align="margins"/>
    </style:style>
    <style:style style:name="Table33.A" style:family="table-column">
      <style:table-column-properties style:column-width="3.3625in" style:rel-column-width="65535*"/>
    </style:style>
    <style:style style:name="Table33.A1" style:family="table-cell">
      <style:table-cell-properties fo:background-color="#eeeeee" fo:padding="0.0382in" fo:border="0.05pt solid #000000">
        <style:background-image/>
      </style:table-cell-properties>
    </style:style>
    <style:style style:name="Table3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3.3646in" fo:margin-left="0in" table:align="left"/>
    </style:style>
    <style:style style:name="Table34.A" style:family="table-column">
      <style:table-column-properties style:column-width="1.9167in"/>
    </style:style>
    <style:style style:name="Table34.B" style:family="table-column">
      <style:table-column-properties style:column-width="1.4479in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B1" style:family="table-cell">
      <style:table-cell-properties fo:background-color="#eeeeee" fo:padding="0.0382in" fo:border="0.05pt solid #000000">
        <style:background-image/>
      </style:table-cell-properties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3.3625in" table:align="margins"/>
    </style:style>
    <style:style style:name="Table35.A" style:family="table-column">
      <style:table-column-properties style:column-width="3.3625in" style:rel-column-width="65535*"/>
    </style:style>
    <style:style style:name="Table35.A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3.3625in" table:align="margins"/>
    </style:style>
    <style:style style:name="Table36.A" style:family="table-column">
      <style:table-column-properties style:column-width="3.3625in" style:rel-column-width="65535*"/>
    </style:style>
    <style:style style:name="Table36.A1" style:family="table-cell">
      <style:table-cell-properties fo:background-color="#eeeeee" fo:padding="0.0382in" fo:border="0.5pt solid #000000">
        <style:background-image/>
      </style:table-cell-properties>
    </style:style>
    <style:style style:name="Table37" style:family="table">
      <style:table-properties style:width="3.3625in" table:align="margins"/>
    </style:style>
    <style:style style:name="Table37.A" style:family="table-column">
      <style:table-column-properties style:column-width="3.3625in" style:rel-column-width="65535*"/>
    </style:style>
    <style:style style:name="Table37.A1" style:family="table-cell">
      <style:table-cell-properties fo:background-color="#eeeeee" fo:padding="0.0382in" fo:border="0.5pt solid #000000">
        <style:background-image/>
      </style:table-cell-properties>
    </style:style>
    <style:style style:name="Table38" style:family="table">
      <style:table-properties style:width="3.3625in" table:align="margins"/>
    </style:style>
    <style:style style:name="Table38.A" style:family="table-column">
      <style:table-column-properties style:column-width="3.3625in" style:rel-column-width="65535*"/>
    </style:style>
    <style:style style:name="Table38.A1" style:family="table-cell">
      <style:table-cell-properties fo:background-color="#eeeeee" fo:padding="0.0382in" fo:border="0.5pt solid #000000">
        <style:background-image/>
      </style:table-cell-properties>
    </style:style>
    <style:style style:name="Table39" style:family="table">
      <style:table-properties style:width="3.3625in" table:align="margins"/>
    </style:style>
    <style:style style:name="Table39.A" style:family="table-column">
      <style:table-column-properties style:column-width="3.3625in" style:rel-column-width="65535*"/>
    </style:style>
    <style:style style:name="Table39.A1" style:family="table-cell">
      <style:table-cell-properties fo:background-color="#eeeeee" fo:padding="0.0382in" fo:border="0.05pt solid #000000">
        <style:background-image/>
      </style:table-cell-properties>
    </style:style>
    <style:style style:name="Table3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3.3646in" fo:margin-left="0in" table:align="left"/>
    </style:style>
    <style:style style:name="Table40.A" style:family="table-column">
      <style:table-column-properties style:column-width="1.9167in"/>
    </style:style>
    <style:style style:name="Table40.B" style:family="table-column">
      <style:table-column-properties style:column-width="1.4479in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B1" style:family="table-cell">
      <style:table-cell-properties fo:background-color="#eeeeee" fo:padding="0.0382in" fo:border="0.05pt solid #000000">
        <style:background-image/>
      </style:table-cell-properties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3.3625in" table:align="margins"/>
    </style:style>
    <style:style style:name="Table41.A" style:family="table-column">
      <style:table-column-properties style:column-width="3.3625in" style:rel-column-width="65535*"/>
    </style:style>
    <style:style style:name="Table41.A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3.3625in" table:align="margins"/>
    </style:style>
    <style:style style:name="Table42.A" style:family="table-column">
      <style:table-column-properties style:column-width="3.3625in" style:rel-column-width="65535*"/>
    </style:style>
    <style:style style:name="Table42.A1" style:family="table-cell">
      <style:table-cell-properties fo:background-color="#eeeeee" fo:padding="0.0382in" fo:border="0.5pt solid #000000">
        <style:background-image/>
      </style:table-cell-properties>
    </style:style>
    <style:style style:name="P1" style:family="paragraph" style:parent-style-name="Heading_20_1">
      <style:paragraph-properties fo:margin-top="0in" fo:margin-bottom="0.0799in" style:contextual-spacing="false" fo:break-before="page"/>
      <style:text-properties style:use-window-font-color="true" loext:opacity="0%" officeooo:rsid="0e4edc4c" officeooo:paragraph-rsid="0e4edc4c"/>
    </style:style>
    <style:style style:name="P2" style:family="paragraph" style:parent-style-name="Text_20_body">
      <style:text-properties style:use-window-font-color="true" loext:opacity="0%" officeooo:paragraph-rsid="0e87eee1"/>
    </style:style>
    <style:style style:name="P3" style:family="paragraph" style:parent-style-name="Heading_20_4">
      <style:text-properties style:use-window-font-color="true" loext:opacity="0%" fo:font-style="italic" officeooo:rsid="0e8d3dad" officeooo:paragraph-rsid="0e8d3dad" style:font-style-asian="italic" style:font-style-complex="italic"/>
    </style:style>
    <style:style style:name="P4" style:family="paragraph" style:parent-style-name="Table_20_Read-Out">
      <style:text-properties style:use-window-font-color="true" loext:opacity="0%" fo:font-size="10.5pt" officeooo:paragraph-rsid="0e89664b" style:font-size-asian="10.5pt" style:font-size-complex="10.5pt"/>
    </style:style>
    <style:style style:name="P5" style:family="paragraph" style:parent-style-name="Text_20_body">
      <style:text-properties style:use-window-font-color="true" loext:opacity="0%"/>
    </style:style>
    <style:style style:name="P6" style:family="paragraph" style:parent-style-name="Heading_20_3">
      <style:text-properties style:use-window-font-color="true" loext:opacity="0%" officeooo:rsid="0e505b6c" officeooo:paragraph-rsid="0e505b6c"/>
    </style:style>
    <style:style style:name="P7" style:family="paragraph" style:parent-style-name="Text_20_body">
      <style:text-properties style:use-window-font-color="true" loext:opacity="0%" officeooo:paragraph-rsid="0ebddc82"/>
    </style:style>
    <style:style style:name="P8" style:family="paragraph" style:parent-style-name="Text_20_body" style:list-style-name="L1">
      <style:text-properties officeooo:paragraph-rsid="0ee3d267"/>
    </style:style>
    <style:style style:name="P9" style:family="paragraph" style:parent-style-name="Text_20_body" style:list-style-name="L1">
      <style:text-properties officeooo:rsid="0ee3d267" officeooo:paragraph-rsid="0ee3d267"/>
    </style:style>
    <style:style style:name="P10" style:family="paragraph" style:parent-style-name="Heading_20_4">
      <style:text-properties style:use-window-font-color="true" loext:opacity="0%" officeooo:rsid="0e505b6c" officeooo:paragraph-rsid="0e9fb858"/>
    </style:style>
    <style:style style:name="P11" style:family="paragraph" style:parent-style-name="Text_20_body" style:list-style-name="L1">
      <style:text-properties style:use-window-font-color="true" loext:opacity="0%" fo:font-style="italic" officeooo:paragraph-rsid="0e9fb858" style:font-style-asian="italic" style:font-style-complex="italic"/>
    </style:style>
    <style:style style:name="P12" style:family="paragraph" style:parent-style-name="Text_20_body" style:list-style-name="L1">
      <style:text-properties style:use-window-font-color="true" loext:opacity="0%" fo:font-style="italic" officeooo:rsid="0e642621" officeooo:paragraph-rsid="0e9fb858" style:font-style-asian="italic" style:font-style-complex="italic"/>
    </style:style>
    <style:style style:name="P13" style:family="paragraph" style:parent-style-name="Text_20_body">
      <style:text-properties style:use-window-font-color="true" loext:opacity="0%" fo:font-style="normal" officeooo:rsid="0eddea4e" officeooo:paragraph-rsid="0eddea4e" style:font-style-asian="normal" style:font-style-complex="normal"/>
    </style:style>
    <style:style style:name="P14" style:family="paragraph" style:parent-style-name="Heading_20_3">
      <style:text-properties style:use-window-font-color="true" loext:opacity="0%" officeooo:rsid="0e811d97" officeooo:paragraph-rsid="0e811d97"/>
    </style:style>
    <style:style style:name="P15" style:family="paragraph" style:parent-style-name="Heading_20_3">
      <style:paragraph-properties fo:break-before="column"/>
      <style:text-properties style:use-window-font-color="true" loext:opacity="0%" officeooo:rsid="0e811d97" officeooo:paragraph-rsid="0e811d97"/>
    </style:style>
    <style:style style:name="P16" style:family="paragraph" style:parent-style-name="Text_20_body">
      <style:text-properties style:use-window-font-color="true" loext:opacity="0%" officeooo:rsid="0e811d97" officeooo:paragraph-rsid="0e811d97"/>
    </style:style>
    <style:style style:name="P17" style:family="paragraph" style:parent-style-name="Text_20_body" style:list-style-name="L1">
      <style:text-properties style:use-window-font-color="true" loext:opacity="0%" officeooo:rsid="0e811d97" officeooo:paragraph-rsid="0e811d97"/>
    </style:style>
    <style:style style:name="P18" style:family="paragraph" style:parent-style-name="Text_20_body" style:list-style-name="L1">
      <style:text-properties style:use-window-font-color="true" loext:opacity="0%" officeooo:rsid="0e83a556" officeooo:paragraph-rsid="0e83a556"/>
    </style:style>
    <style:style style:name="P19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e970c40" officeooo:paragraph-rsid="0e970c40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20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0.5pt" fo:font-style="italic" officeooo:rsid="0e98698a" officeooo:paragraph-rsid="0e98698a" style:font-size-asian="10.5pt" style:font-style-asian="italic" style:font-size-complex="10.5pt" style:font-style-complex="italic"/>
    </style:style>
    <style:style style:name="P21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bold" officeooo:rsid="0ead811b" officeooo:paragraph-rsid="0ead811b" style:font-size-asian="10.5pt" style:font-weight-asian="bold" style:font-size-complex="10.5pt" style:font-weight-complex="bold"/>
    </style:style>
    <style:style style:name="P22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bold" officeooo:paragraph-rsid="0e83a556" style:font-size-asian="10.5pt" style:font-weight-asian="bold" style:font-size-complex="10.5pt" style:font-weight-complex="bold"/>
    </style:style>
    <style:style style:name="P23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officeooo:paragraph-rsid="0e83a556" style:font-size-asian="10.5pt" style:font-size-complex="10.5pt"/>
    </style:style>
    <style:style style:name="P24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normal" officeooo:paragraph-rsid="0e83a556" style:font-size-asian="10.5pt" style:font-weight-asian="normal" style:font-size-complex="10.5pt" style:font-weight-complex="normal"/>
    </style:style>
    <style:style style:name="P25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officeooo:paragraph-rsid="0e9cbdbc" style:font-size-asian="10.5pt" style:font-size-complex="10.5pt"/>
    </style:style>
    <style:style style:name="P26" style:family="paragraph" style:parent-style-name="Text_20_body">
      <style:text-properties style:use-window-font-color="true" loext:opacity="0%" officeooo:paragraph-rsid="0e83a556"/>
    </style:style>
    <style:style style:name="P27" style:family="paragraph" style:parent-style-name="Heading_20_3">
      <style:text-properties style:use-window-font-color="true" loext:opacity="0%" officeooo:paragraph-rsid="0e8ebb1f"/>
    </style:style>
    <style:style style:name="P28" style:family="paragraph" style:parent-style-name="Text_20_body">
      <style:text-properties officeooo:rsid="0e8fad9a" officeooo:paragraph-rsid="0e8fad9a"/>
    </style:style>
    <style:style style:name="P29" style:family="paragraph" style:parent-style-name="Heading_20_4">
      <style:text-properties fo:font-style="italic" officeooo:rsid="0e8d3dad" officeooo:paragraph-rsid="0e8fad9a" style:font-style-asian="italic" style:font-style-complex="italic"/>
    </style:style>
    <style:style style:name="P30" style:family="paragraph" style:parent-style-name="Table_20_Read-Out">
      <style:text-properties fo:font-size="10.5pt" officeooo:paragraph-rsid="0e8fad9a" style:font-size-asian="10.5pt" style:font-size-complex="10.5pt"/>
    </style:style>
    <style:style style:name="P31" style:family="paragraph" style:parent-style-name="Text_20_body">
      <style:text-properties style:font-name="Liberation Serif" fo:font-size="10.5pt" fo:font-style="italic" officeooo:rsid="0258289a" officeooo:paragraph-rsid="0e8ebb1f" style:font-size-asian="10.5pt" style:font-style-asian="italic" style:font-size-complex="10.5pt" style:font-style-complex="italic"/>
    </style:style>
    <style:style style:name="P32" style:family="paragraph" style:parent-style-name="Heading_20_1">
      <style:paragraph-properties fo:margin-top="0in" fo:margin-bottom="0.0799in" style:contextual-spacing="false" fo:break-before="page"/>
      <style:text-properties style:use-window-font-color="true" loext:opacity="0%" officeooo:rsid="0e4edc4c" officeooo:paragraph-rsid="0ec92165"/>
    </style:style>
    <style:style style:name="P33" style:family="paragraph" style:parent-style-name="Text_20_body">
      <style:text-properties style:use-window-font-color="true" loext:opacity="0%" officeooo:paragraph-rsid="0f1db25c"/>
    </style:style>
    <style:style style:name="P34" style:family="paragraph" style:parent-style-name="Text_20_body">
      <style:text-properties style:use-window-font-color="true" loext:opacity="0%" officeooo:paragraph-rsid="0ec92165"/>
    </style:style>
    <style:style style:name="P35" style:family="paragraph" style:parent-style-name="Heading_20_4">
      <style:text-properties style:use-window-font-color="true" loext:opacity="0%" fo:font-style="italic" officeooo:rsid="0e8d3dad" officeooo:paragraph-rsid="0ec92165" style:font-style-asian="italic" style:font-style-complex="italic"/>
    </style:style>
    <style:style style:name="P36" style:family="paragraph" style:parent-style-name="Table_20_Read-Out">
      <style:text-properties style:use-window-font-color="true" loext:opacity="0%" fo:font-size="10.5pt" officeooo:paragraph-rsid="0ec92165" style:font-size-asian="10.5pt" style:font-size-complex="10.5pt"/>
    </style:style>
    <style:style style:name="P37" style:family="paragraph" style:parent-style-name="Heading_20_3">
      <style:text-properties style:use-window-font-color="true" loext:opacity="0%" officeooo:rsid="0e505b6c" officeooo:paragraph-rsid="0ec92165"/>
    </style:style>
    <style:style style:name="P38" style:family="paragraph" style:parent-style-name="Text_20_body">
      <style:text-properties style:use-window-font-color="true" loext:opacity="0%" officeooo:paragraph-rsid="0ef3b747"/>
    </style:style>
    <style:style style:name="P39" style:family="paragraph" style:parent-style-name="Text_20_body" style:list-style-name="L1">
      <style:text-properties officeooo:paragraph-rsid="0ef3b747"/>
    </style:style>
    <style:style style:name="P40" style:family="paragraph" style:parent-style-name="Text_20_body" style:list-style-name="L1">
      <style:text-properties style:use-window-font-color="true" loext:opacity="0%" officeooo:rsid="0ee3d267" officeooo:paragraph-rsid="0ef3b747"/>
    </style:style>
    <style:style style:name="P41" style:family="paragraph" style:parent-style-name="Heading_20_4">
      <style:text-properties style:use-window-font-color="true" loext:opacity="0%" officeooo:rsid="0e505b6c" officeooo:paragraph-rsid="0ec92165"/>
    </style:style>
    <style:style style:name="P42" style:family="paragraph" style:parent-style-name="Text_20_body" style:list-style-name="L1">
      <style:text-properties style:use-window-font-color="true" loext:opacity="0%" fo:font-style="italic" officeooo:rsid="0e642621" officeooo:paragraph-rsid="0f202c75" style:font-style-asian="italic" style:font-style-complex="italic"/>
    </style:style>
    <style:style style:name="P43" style:family="paragraph" style:parent-style-name="Text_20_body" style:list-style-name="L1">
      <style:text-properties style:use-window-font-color="true" loext:opacity="0%" fo:font-style="italic" officeooo:rsid="0e642621" officeooo:paragraph-rsid="0ec92165" style:font-style-asian="italic" style:font-style-complex="italic"/>
    </style:style>
    <style:style style:name="P44" style:family="paragraph" style:parent-style-name="Text_20_body">
      <style:text-properties style:use-window-font-color="true" loext:opacity="0%" fo:font-style="normal" officeooo:rsid="0eddea4e" officeooo:paragraph-rsid="0edf8fb9" style:font-style-asian="normal" style:font-style-complex="normal"/>
    </style:style>
    <style:style style:name="P45" style:family="paragraph" style:parent-style-name="Heading_20_3">
      <style:text-properties style:use-window-font-color="true" loext:opacity="0%" officeooo:rsid="0e811d97" officeooo:paragraph-rsid="0ec92165"/>
    </style:style>
    <style:style style:name="P46" style:family="paragraph" style:parent-style-name="Heading_20_3">
      <style:paragraph-properties fo:break-before="column"/>
      <style:text-properties style:use-window-font-color="true" loext:opacity="0%" officeooo:rsid="0e811d97" officeooo:paragraph-rsid="0ec92165"/>
    </style:style>
    <style:style style:name="P47" style:family="paragraph" style:parent-style-name="Text_20_body">
      <style:text-properties style:use-window-font-color="true" loext:opacity="0%" officeooo:rsid="0e811d97" officeooo:paragraph-rsid="0ec92165"/>
    </style:style>
    <style:style style:name="P48" style:family="paragraph" style:parent-style-name="Text_20_body" style:list-style-name="L1">
      <style:text-properties style:use-window-font-color="true" loext:opacity="0%" officeooo:rsid="0e811d97" officeooo:paragraph-rsid="0ec92165"/>
    </style:style>
    <style:style style:name="P49" style:family="paragraph" style:parent-style-name="Text_20_body" style:list-style-name="L1">
      <style:text-properties style:use-window-font-color="true" loext:opacity="0%" officeooo:rsid="0e83a556" officeooo:paragraph-rsid="0ec92165"/>
    </style:style>
    <style:style style:name="P50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f24a0d6" officeooo:paragraph-rsid="0f24a0d6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5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0.5pt" fo:font-style="italic" officeooo:rsid="0e98698a" officeooo:paragraph-rsid="0ec92165" style:font-size-asian="10.5pt" style:font-style-asian="italic" style:font-size-complex="10.5pt" style:font-style-complex="italic"/>
    </style:style>
    <style:style style:name="P52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bold" officeooo:rsid="0ead811b" officeooo:paragraph-rsid="0ec92165" style:font-size-asian="10.5pt" style:font-weight-asian="bold" style:font-size-complex="10.5pt" style:font-weight-complex="bold"/>
    </style:style>
    <style:style style:name="P53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bold" officeooo:paragraph-rsid="0ec92165" style:font-size-asian="10.5pt" style:font-weight-asian="bold" style:font-size-complex="10.5pt" style:font-weight-complex="bold"/>
    </style:style>
    <style:style style:name="P54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officeooo:paragraph-rsid="0ec92165" style:font-size-asian="10.5pt" style:font-size-complex="10.5pt"/>
    </style:style>
    <style:style style:name="P55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normal" officeooo:paragraph-rsid="0ec92165" style:font-size-asian="10.5pt" style:font-weight-asian="normal" style:font-size-complex="10.5pt" style:font-weight-complex="normal"/>
    </style:style>
    <style:style style:name="P56" style:family="paragraph" style:parent-style-name="Heading_20_3">
      <style:text-properties style:use-window-font-color="true" loext:opacity="0%" officeooo:rsid="0ecc908a" officeooo:paragraph-rsid="0ecc908a"/>
    </style:style>
    <style:style style:name="P57" style:family="paragraph" style:parent-style-name="Text_20_body">
      <style:text-properties officeooo:rsid="0e8fad9a" officeooo:paragraph-rsid="0ec92165"/>
    </style:style>
    <style:style style:name="P58" style:family="paragraph" style:parent-style-name="Heading_20_4">
      <style:text-properties fo:font-style="italic" officeooo:rsid="0e8d3dad" officeooo:paragraph-rsid="0ec92165" style:font-style-asian="italic" style:font-style-complex="italic"/>
    </style:style>
    <style:style style:name="P59" style:family="paragraph" style:parent-style-name="Table_20_Read-Out">
      <style:text-properties fo:font-size="10.5pt" officeooo:paragraph-rsid="0efb9926" style:font-size-asian="10.5pt" style:font-size-complex="10.5pt"/>
    </style:style>
    <style:style style:name="P60" style:family="paragraph" style:parent-style-name="Text_20_body">
      <style:text-properties style:font-name="Liberation Serif" fo:font-size="10.5pt" fo:font-style="italic" officeooo:rsid="0258289a" officeooo:paragraph-rsid="0ec92165" style:font-size-asian="10.5pt" style:font-style-asian="italic" style:font-size-complex="10.5pt" style:font-style-complex="italic"/>
    </style:style>
    <style:style style:name="P61" style:family="paragraph" style:parent-style-name="Heading_20_1">
      <style:paragraph-properties fo:margin-top="0in" fo:margin-bottom="0.0799in" style:contextual-spacing="false" fo:break-before="page"/>
      <style:text-properties officeooo:rsid="0e4edc4c" officeooo:paragraph-rsid="0effeb33"/>
    </style:style>
    <style:style style:name="P62" style:family="paragraph" style:parent-style-name="Text_20_body">
      <style:text-properties fo:color="#ff0000" loext:opacity="100%" officeooo:paragraph-rsid="0effeb33"/>
    </style:style>
    <style:style style:name="P63" style:family="paragraph" style:parent-style-name="Text_20_body">
      <style:text-properties style:use-window-font-color="true" loext:opacity="0%" officeooo:paragraph-rsid="0effeb33"/>
    </style:style>
    <style:style style:name="P64" style:family="paragraph" style:parent-style-name="Heading_20_4">
      <style:text-properties style:use-window-font-color="true" loext:opacity="0%" fo:font-style="italic" officeooo:rsid="0e8d3dad" officeooo:paragraph-rsid="0f0acffd" style:font-style-asian="italic" style:font-style-complex="italic"/>
    </style:style>
    <style:style style:name="P65" style:family="paragraph" style:parent-style-name="Table_20_Read-Out">
      <style:text-properties style:use-window-font-color="true" loext:opacity="0%" fo:font-size="10.5pt" officeooo:paragraph-rsid="0effeb33" style:font-size-asian="10.5pt" style:font-size-complex="10.5pt"/>
    </style:style>
    <style:style style:name="P66" style:family="paragraph" style:parent-style-name="Heading_20_3">
      <style:text-properties style:use-window-font-color="true" loext:opacity="0%" officeooo:rsid="0e505b6c" officeooo:paragraph-rsid="0effeb33"/>
    </style:style>
    <style:style style:name="P67" style:family="paragraph" style:parent-style-name="Text_20_body" style:list-style-name="L1">
      <style:text-properties officeooo:paragraph-rsid="0effeb33"/>
    </style:style>
    <style:style style:name="P68" style:family="paragraph" style:parent-style-name="Text_20_body" style:list-style-name="L1">
      <style:text-properties fo:color="#ff0000" loext:opacity="100%" officeooo:rsid="0ee3d267" officeooo:paragraph-rsid="0effeb33"/>
    </style:style>
    <style:style style:name="P69" style:family="paragraph" style:parent-style-name="Heading_20_4">
      <style:text-properties style:use-window-font-color="true" loext:opacity="0%" officeooo:rsid="0e505b6c" officeooo:paragraph-rsid="0effeb33"/>
    </style:style>
    <style:style style:name="P70" style:family="paragraph" style:parent-style-name="Text_20_body" style:list-style-name="L1">
      <style:text-properties style:use-window-font-color="true" loext:opacity="0%" fo:font-style="italic" officeooo:rsid="0e642621" officeooo:paragraph-rsid="0effeb33" style:font-style-asian="italic" style:font-style-complex="italic"/>
    </style:style>
    <style:style style:name="P71" style:family="paragraph" style:parent-style-name="Text_20_body" style:list-style-name="L1">
      <style:text-properties style:use-window-font-color="true" loext:opacity="0%" fo:font-style="italic" officeooo:rsid="0e642621" officeooo:paragraph-rsid="0f0d9cb4" style:font-style-asian="italic" style:font-style-complex="italic"/>
    </style:style>
    <style:style style:name="P72" style:family="paragraph" style:parent-style-name="Text_20_body">
      <style:text-properties style:use-window-font-color="true" loext:opacity="0%" fo:font-style="normal" officeooo:rsid="0eddea4e" officeooo:paragraph-rsid="0effeb33" style:font-style-asian="normal" style:font-style-complex="normal"/>
    </style:style>
    <style:style style:name="P73" style:family="paragraph" style:parent-style-name="Heading_20_3">
      <style:text-properties style:use-window-font-color="true" loext:opacity="0%" officeooo:rsid="0e811d97" officeooo:paragraph-rsid="0effeb33"/>
    </style:style>
    <style:style style:name="P74" style:family="paragraph" style:parent-style-name="Heading_20_3">
      <style:paragraph-properties fo:break-before="column"/>
      <style:text-properties style:use-window-font-color="true" loext:opacity="0%" officeooo:rsid="0e811d97" officeooo:paragraph-rsid="0effeb33"/>
    </style:style>
    <style:style style:name="P75" style:family="paragraph" style:parent-style-name="Text_20_body">
      <style:text-properties style:use-window-font-color="true" loext:opacity="0%" officeooo:rsid="0e811d97" officeooo:paragraph-rsid="0effeb33"/>
    </style:style>
    <style:style style:name="P76" style:family="paragraph" style:parent-style-name="Text_20_body" style:list-style-name="L1">
      <style:text-properties style:use-window-font-color="true" loext:opacity="0%" officeooo:rsid="0e811d97" officeooo:paragraph-rsid="0effeb33"/>
    </style:style>
    <style:style style:name="P77" style:family="paragraph" style:parent-style-name="Text_20_body" style:list-style-name="L1">
      <style:text-properties style:use-window-font-color="true" loext:opacity="0%" officeooo:rsid="0e83a556" officeooo:paragraph-rsid="0effeb33"/>
    </style:style>
    <style:style style:name="P78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f2bbe50" officeooo:paragraph-rsid="0f2bbe50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79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fo:color="#ff0000" loext:opacity="100%" style:font-name="Liberation Serif" fo:font-size="10.5pt" fo:font-style="italic" officeooo:rsid="0e98698a" officeooo:paragraph-rsid="0effeb33" style:font-size-asian="10.5pt" style:font-style-asian="italic" style:font-size-complex="10.5pt" style:font-style-complex="italic"/>
    </style:style>
    <style:style style:name="P80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color="#ff0000" loext:opacity="100%" fo:font-size="10.5pt" fo:font-weight="bold" officeooo:rsid="0ead811b" officeooo:paragraph-rsid="0effeb33" style:font-size-asian="10.5pt" style:font-weight-asian="bold" style:font-size-complex="10.5pt" style:font-weight-complex="bold"/>
    </style:style>
    <style:style style:name="P81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bold" officeooo:paragraph-rsid="0effeb33" style:font-size-asian="10.5pt" style:font-weight-asian="bold" style:font-size-complex="10.5pt" style:font-weight-complex="bold"/>
    </style:style>
    <style:style style:name="P82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officeooo:paragraph-rsid="0effeb33" style:font-size-asian="10.5pt" style:font-size-complex="10.5pt"/>
    </style:style>
    <style:style style:name="P83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normal" officeooo:paragraph-rsid="0effeb33" style:font-size-asian="10.5pt" style:font-weight-asian="normal" style:font-size-complex="10.5pt" style:font-weight-complex="normal"/>
    </style:style>
    <style:style style:name="P84" style:family="paragraph" style:parent-style-name="Heading_20_3">
      <style:text-properties style:use-window-font-color="true" loext:opacity="0%" officeooo:rsid="0f106e41" officeooo:paragraph-rsid="0f106e41"/>
    </style:style>
    <style:style style:name="P85" style:family="paragraph" style:parent-style-name="Text_20_body">
      <style:text-properties officeooo:rsid="0e8fad9a" officeooo:paragraph-rsid="0effeb33"/>
    </style:style>
    <style:style style:name="P86" style:family="paragraph" style:parent-style-name="Heading_20_4">
      <style:text-properties fo:font-style="italic" officeooo:rsid="0e8d3dad" officeooo:paragraph-rsid="0effeb33" style:font-style-asian="italic" style:font-style-complex="italic"/>
    </style:style>
    <style:style style:name="P87" style:family="paragraph" style:parent-style-name="Table_20_Read-Out">
      <style:text-properties fo:font-size="10.5pt" officeooo:paragraph-rsid="0f2dcce5" style:font-size-asian="10.5pt" style:font-size-complex="10.5pt"/>
    </style:style>
    <style:style style:name="P88" style:family="paragraph" style:parent-style-name="Text_20_body">
      <style:text-properties style:font-name="Liberation Serif" fo:font-size="10.5pt" fo:font-style="italic" officeooo:rsid="0258289a" officeooo:paragraph-rsid="0effeb33" style:font-size-asian="10.5pt" style:font-style-asian="italic" style:font-size-complex="10.5pt" style:font-style-complex="italic"/>
    </style:style>
    <style:style style:name="P89" style:family="paragraph" style:parent-style-name="Heading_20_1">
      <style:paragraph-properties fo:margin-top="0in" fo:margin-bottom="0.0799in" style:contextual-spacing="false" fo:break-before="page"/>
      <style:text-properties style:use-window-font-color="true" loext:opacity="0%" officeooo:rsid="0e4edc4c" officeooo:paragraph-rsid="0effeb33"/>
    </style:style>
    <style:style style:name="P90" style:family="paragraph" style:parent-style-name="Heading_20_4">
      <style:text-properties style:use-window-font-color="true" loext:opacity="0%" fo:font-style="italic" officeooo:rsid="0e8d3dad" officeooo:paragraph-rsid="0f09d491" style:font-style-asian="italic" style:font-style-complex="italic"/>
    </style:style>
    <style:style style:name="P91" style:family="paragraph" style:parent-style-name="Text_20_body" style:list-style-name="L1">
      <style:text-properties officeooo:rsid="0ee3d267" officeooo:paragraph-rsid="0effeb33"/>
    </style:style>
    <style:style style:name="P92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fo:color="#ff0000" loext:opacity="100%" style:font-name="Liberation Serif" fo:font-size="15pt" fo:font-style="italic" fo:font-weight="bold" officeooo:rsid="0e970c40" officeooo:paragraph-rsid="0effeb33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93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color="#ff0000" loext:opacity="100%" fo:font-size="10.5pt" officeooo:paragraph-rsid="0effeb33" style:font-size-asian="10.5pt" style:font-size-complex="10.5pt"/>
    </style:style>
    <style:style style:name="P94" style:family="paragraph" style:parent-style-name="Heading_20_3">
      <style:text-properties style:use-window-font-color="true" loext:opacity="0%" officeooo:rsid="0f154e50" officeooo:paragraph-rsid="0f154e50"/>
    </style:style>
    <style:style style:name="P95" style:family="paragraph" style:parent-style-name="Table_20_Read-Out">
      <style:text-properties fo:font-size="10.5pt" officeooo:paragraph-rsid="0effeb33" style:font-size-asian="10.5pt" style:font-size-complex="10.5pt"/>
    </style:style>
    <style:style style:name="P96" style:family="paragraph" style:parent-style-name="Heading_20_3">
      <style:text-properties style:use-window-font-color="true" loext:opacity="0%" officeooo:rsid="0f16fb5a" officeooo:paragraph-rsid="0f16fb5a"/>
    </style:style>
    <style:style style:name="P97" style:family="paragraph" style:parent-style-name="Heading_20_3">
      <style:text-properties style:use-window-font-color="true" loext:opacity="0%" officeooo:rsid="0f1874b1" officeooo:paragraph-rsid="0f1874b1"/>
    </style:style>
    <style:style style:name="T1" style:family="text">
      <style:text-properties officeooo:rsid="0e4edc4c"/>
    </style:style>
    <style:style style:name="T2" style:family="text">
      <style:text-properties officeooo:rsid="0e5e7412"/>
    </style:style>
    <style:style style:name="T3" style:family="text">
      <style:text-properties officeooo:rsid="0e5069ca"/>
    </style:style>
    <style:style style:name="T4" style:family="text">
      <style:text-properties officeooo:rsid="0e514c7e"/>
    </style:style>
    <style:style style:name="T5" style:family="text">
      <style:text-properties officeooo:rsid="0e7f6037"/>
    </style:style>
    <style:style style:name="T6" style:family="text">
      <style:text-properties officeooo:rsid="0e790e0b"/>
    </style:style>
    <style:style style:name="T7" style:family="text">
      <style:text-properties officeooo:rsid="0e87eee1"/>
    </style:style>
    <style:style style:name="T8" style:family="text">
      <style:text-properties style:font-name="Helvetica" fo:font-size="12pt" fo:font-weight="bold" officeooo:rsid="0da3a5c4" style:font-name-asian="Microsoft YaHei" style:font-size-asian="12pt" style:font-weight-asian="bold" style:font-name-complex="Lucida Sans" style:font-size-complex="12pt" style:font-weight-complex="bold"/>
    </style:style>
    <style:style style:name="T9" style:family="text">
      <style:text-properties style:font-name="Helvetica" fo:font-size="12pt" fo:font-weight="bold" style:font-name-asian="Microsoft YaHei" style:font-size-asian="12pt" style:font-weight-asian="bold" style:font-name-complex="Lucida Sans" style:font-size-complex="12pt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e89664b" style:font-style-asian="normal" style:font-style-complex="normal"/>
    </style:style>
    <style:style style:name="T13" style:family="text">
      <style:text-properties fo:font-style="normal" fo:font-weight="normal" officeooo:rsid="0e795dd5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e790e0b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e7a4643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e801eee" style:font-style-asian="normal" style:font-weight-asian="normal" style:font-style-complex="normal" style:font-weight-complex="normal"/>
    </style:style>
    <style:style style:name="T17" style:family="text">
      <style:text-properties officeooo:rsid="0ea5d8f5"/>
    </style:style>
    <style:style style:name="T18" style:family="text">
      <style:text-properties officeooo:rsid="0ed3eb54"/>
    </style:style>
    <style:style style:name="T19" style:family="text">
      <style:text-properties style:font-name="Liberation Serif" fo:font-size="10.5pt" fo:font-style="normal" fo:font-weight="normal" officeooo:rsid="0eb7225a" style:font-size-asian="10.5pt" style:font-style-asian="normal" style:font-weight-asian="normal" style:font-size-complex="10.5pt" style:font-style-complex="normal" style:font-weight-complex="normal"/>
    </style:style>
    <style:style style:name="T20" style:family="text">
      <style:text-properties style:font-name="Liberation Serif" fo:font-size="10.5pt" fo:font-style="normal" fo:font-weight="normal" officeooo:rsid="0ee3d267" style:font-size-asian="10.5pt" style:font-style-asian="normal" style:font-weight-asian="normal" style:font-size-complex="10.5pt" style:font-style-complex="normal" style:font-weight-complex="normal"/>
    </style:style>
    <style:style style:name="T21" style:family="text">
      <style:text-properties style:font-name="Liberation Serif" fo:font-size="10.5pt" fo:font-style="normal" fo:font-weight="normal" officeooo:rsid="0ec72a7e" style:font-size-asian="10.5pt" style:font-style-asian="normal" style:font-weight-asian="normal" style:font-size-complex="10.5pt" style:font-style-complex="normal" style:font-weight-complex="normal"/>
    </style:style>
    <style:style style:name="T22" style:family="text">
      <style:text-properties style:font-name="Liberation Serif" fo:font-size="10.5pt" fo:font-style="normal" fo:font-weight="normal" officeooo:rsid="0ebf33e8" style:font-size-asian="10.5pt" style:font-style-asian="normal" style:font-weight-asian="normal" style:font-size-complex="10.5pt" style:font-style-complex="normal" style:font-weight-complex="normal"/>
    </style:style>
    <style:style style:name="T23" style:family="text">
      <style:text-properties style:font-name="Liberation Serif" fo:font-size="10.5pt" fo:font-style="normal" fo:font-weight="normal" officeooo:rsid="0ee52992" style:font-size-asian="10.5pt" style:font-style-asian="normal" style:font-weight-asian="normal" style:font-size-complex="10.5pt" style:font-style-complex="normal" style:font-weight-complex="normal"/>
    </style:style>
    <style:style style:name="T24" style:family="text">
      <style:text-properties officeooo:rsid="0ee3d267"/>
    </style:style>
    <style:style style:name="T25" style:family="text">
      <style:text-properties officeooo:rsid="0ec3fa9e"/>
    </style:style>
    <style:style style:name="T26" style:family="text">
      <style:text-properties officeooo:rsid="0edfcd6d"/>
    </style:style>
    <style:style style:name="T27" style:family="text">
      <style:text-properties officeooo:rsid="0ec830a5"/>
    </style:style>
    <style:style style:name="T28" style:family="text">
      <style:text-properties officeooo:rsid="0ee942b1"/>
    </style:style>
    <style:style style:name="T29" style:family="text">
      <style:text-properties officeooo:rsid="0eea8b77"/>
    </style:style>
    <style:style style:name="T30" style:family="text">
      <style:text-properties officeooo:rsid="0eedda9f"/>
    </style:style>
    <style:style style:name="T31" style:family="text">
      <style:text-properties officeooo:rsid="0f249e95"/>
    </style:style>
    <style:style style:name="T32" style:family="text">
      <style:text-properties officeooo:rsid="0e58a702"/>
    </style:style>
    <style:style style:name="T33" style:family="text">
      <style:text-properties officeooo:rsid="0e62be59"/>
    </style:style>
    <style:style style:name="T34" style:family="text">
      <style:text-properties officeooo:rsid="0e752a4d"/>
    </style:style>
    <style:style style:name="T35" style:family="text">
      <style:text-properties officeooo:rsid="0e77158f"/>
    </style:style>
    <style:style style:name="T36" style:family="text">
      <style:text-properties officeooo:rsid="0e7846b3"/>
    </style:style>
    <style:style style:name="T37" style:family="text">
      <style:text-properties officeooo:rsid="0e7857eb"/>
    </style:style>
    <style:style style:name="T38" style:family="text">
      <style:text-properties officeooo:rsid="0e940ba9"/>
    </style:style>
    <style:style style:name="T39" style:family="text">
      <style:text-properties fo:font-weight="normal" officeooo:rsid="0e99741a" style:font-weight-asian="normal" style:font-weight-complex="normal"/>
    </style:style>
    <style:style style:name="T40" style:family="text">
      <style:text-properties fo:font-weight="normal" officeooo:rsid="0e9b014b" style:font-weight-asian="normal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 officeooo:rsid="0e83a556"/>
    </style:style>
    <style:style style:name="T43" style:family="text">
      <style:text-properties officeooo:rsid="0e83a556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style:font-name="Liberation Serif" fo:font-weight="normal" officeooo:rsid="0e94b2e0" style:font-weight-asian="normal" style:font-weight-complex="normal"/>
    </style:style>
    <style:style style:name="T46" style:family="text">
      <style:text-properties style:font-name="Liberation Serif" fo:font-weight="normal" officeooo:rsid="0eabbd42" style:font-weight-asian="normal" style:font-weight-complex="normal"/>
    </style:style>
    <style:style style:name="T47" style:family="text">
      <style:text-properties fo:font-variant="normal" fo:text-transform="none" style:font-name="Liberation Serif" fo:letter-spacing="normal" officeooo:rsid="05850472"/>
    </style:style>
    <style:style style:name="T48" style:family="text">
      <style:text-properties style:font-name="Liberation Serif" officeooo:rsid="05850472"/>
    </style:style>
    <style:style style:name="T49" style:family="text">
      <style:text-properties style:font-name="Liberation Serif" officeooo:rsid="0e96d463"/>
    </style:style>
    <style:style style:name="T50" style:family="text">
      <style:text-properties style:font-name="Liberation Serif" fo:font-style="normal" fo:font-weight="bold" officeooo:rsid="017d05df" style:font-style-asian="normal" style:font-weight-asian="bold" style:font-style-complex="normal" style:font-weight-complex="bold"/>
    </style:style>
    <style:style style:name="T51" style:family="text">
      <style:text-properties style:font-name="Liberation Serif" fo:font-style="normal" officeooo:rsid="017d05df" style:font-style-asian="normal" style:font-style-complex="normal"/>
    </style:style>
    <style:style style:name="T52" style:family="text">
      <style:text-properties style:font-name="Liberation Serif" fo:font-style="normal" style:text-underline-style="none" fo:font-weight="normal" officeooo:rsid="0e96d463" fo:background-color="transparent" loext:char-shading-value="0" style:font-style-asian="normal" style:font-weight-asian="normal" style:font-style-complex="normal" style:font-weight-complex="normal"/>
    </style:style>
    <style:style style:name="T53" style:family="text">
      <style:text-properties style:font-name="Liberation Serif" fo:font-style="normal" fo:font-weight="bold" officeooo:rsid="017fb612" style:font-style-asian="normal" style:font-weight-asian="bold" style:font-style-complex="normal" style:font-weight-complex="bold"/>
    </style:style>
    <style:style style:name="T54" style:family="text">
      <style:text-properties style:font-name="Liberation Serif" fo:font-style="normal" officeooo:rsid="017fb612" style:font-style-asian="normal" style:font-style-complex="normal"/>
    </style:style>
    <style:style style:name="T55" style:family="text">
      <style:text-properties style:font-name="Liberation Serif" fo:font-style="normal" fo:font-weight="normal" officeooo:rsid="0e96d463" style:font-style-asian="normal" style:font-weight-asian="normal" style:font-style-complex="normal" style:font-weight-complex="normal"/>
    </style:style>
    <style:style style:name="T56" style:family="text">
      <style:text-properties style:font-name="Liberation Serif" fo:font-style="normal" fo:font-weight="normal" officeooo:rsid="0eef4afd" style:font-style-asian="normal" style:font-weight-asian="normal" style:font-style-complex="normal" style:font-weight-complex="normal"/>
    </style:style>
    <style:style style:name="T57" style:family="text">
      <style:text-properties style:font-name="Liberation Serif" fo:font-style="normal" fo:font-weight="normal" officeooo:rsid="0e9cbdbc" style:font-style-asian="normal" style:font-weight-asian="normal" style:font-style-complex="normal" style:font-weight-complex="normal"/>
    </style:style>
    <style:style style:name="T58" style:family="text">
      <style:text-properties officeooo:rsid="0ea40f22"/>
    </style:style>
    <style:style style:name="T59" style:family="text">
      <style:text-properties officeooo:rsid="0e8ebb1f"/>
    </style:style>
    <style:style style:name="T60" style:family="text">
      <style:text-properties style:use-window-font-color="true" loext:opacity="0%" style:font-name="Helvetica" fo:font-size="12pt" fo:font-weight="bold" officeooo:rsid="0da3a5c4" style:font-name-asian="Microsoft YaHei" style:font-size-asian="12pt" style:font-weight-asian="bold" style:font-name-complex="Lucida Sans" style:font-size-complex="12pt" style:font-weight-complex="bold"/>
    </style:style>
    <style:style style:name="T61" style:family="text">
      <style:text-properties style:use-window-font-color="true" loext:opacity="0%" style:font-name="Helvetica" fo:font-size="12pt" fo:font-weight="bold" style:font-name-asian="Microsoft YaHei" style:font-size-asian="12pt" style:font-weight-asian="bold" style:font-name-complex="Lucida Sans" style:font-size-complex="12pt" style:font-weight-complex="bold"/>
    </style:style>
    <style:style style:name="T62" style:family="text">
      <style:text-properties style:use-window-font-color="true" loext:opacity="0%" style:font-name="Helvetica" fo:font-size="12pt" fo:font-weight="bold" officeooo:rsid="0e91a913" style:font-name-asian="Microsoft YaHei" style:font-size-asian="12pt" style:font-weight-asian="bold" style:font-name-complex="Lucida Sans" style:font-size-complex="12pt" style:font-weight-complex="bold"/>
    </style:style>
    <style:style style:name="T63" style:family="text">
      <style:text-properties style:use-window-font-color="true" loext:opacity="0%" fo:font-style="normal" fo:font-weight="normal" officeooo:rsid="0e795dd5" style:font-style-asian="normal" style:font-weight-asian="normal" style:font-style-complex="normal" style:font-weight-complex="normal"/>
    </style:style>
    <style:style style:name="T64" style:family="text">
      <style:text-properties style:use-window-font-color="true" loext:opacity="0%" fo:font-style="normal" fo:font-weight="normal" officeooo:rsid="0e790e0b" style:font-style-asian="normal" style:font-weight-asian="normal" style:font-style-complex="normal" style:font-weight-complex="normal"/>
    </style:style>
    <style:style style:name="T65" style:family="text">
      <style:text-properties style:use-window-font-color="true" loext:opacity="0%" fo:font-style="normal" fo:font-weight="normal" officeooo:rsid="0e7a4643" style:font-style-asian="normal" style:font-weight-asian="normal" style:font-style-complex="normal" style:font-weight-complex="normal"/>
    </style:style>
    <style:style style:name="T66" style:family="text">
      <style:text-properties style:use-window-font-color="true" loext:opacity="0%" fo:font-style="normal" fo:font-weight="normal" officeooo:rsid="0e90c950" style:font-style-asian="normal" style:font-weight-asian="normal" style:font-style-complex="normal" style:font-weight-complex="normal"/>
    </style:style>
    <style:style style:name="T67" style:family="text">
      <style:text-properties style:use-window-font-color="true" loext:opacity="0%" fo:font-style="normal" fo:font-weight="normal" officeooo:rsid="0e801eee" style:font-style-asian="normal" style:font-weight-asian="normal" style:font-style-complex="normal" style:font-weight-complex="normal"/>
    </style:style>
    <style:style style:name="T68" style:family="text">
      <style:text-properties officeooo:rsid="0ecc014e"/>
    </style:style>
    <style:style style:name="T69" style:family="text">
      <style:text-properties officeooo:rsid="0f1db25c"/>
    </style:style>
    <style:style style:name="T70" style:family="text">
      <style:text-properties officeooo:rsid="0f1c4221"/>
    </style:style>
    <style:style style:name="T71" style:family="text">
      <style:text-properties style:font-name="Helvetica" fo:font-size="12pt" fo:font-weight="bold" officeooo:rsid="0ecc014e" style:font-name-asian="Microsoft YaHei" style:font-size-asian="12pt" style:font-weight-asian="bold" style:font-name-complex="Lucida Sans" style:font-size-complex="12pt" style:font-weight-complex="bold"/>
    </style:style>
    <style:style style:name="T72" style:family="text">
      <style:text-properties fo:font-style="normal" officeooo:rsid="0efa4987" style:font-style-asian="normal" style:font-style-complex="normal"/>
    </style:style>
    <style:style style:name="T73" style:family="text">
      <style:text-properties fo:font-style="normal" fo:font-weight="normal" officeooo:rsid="0efa4987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ef7165d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ef858a8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ef43415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ef5ce7d" style:font-style-asian="normal" style:font-weight-asian="normal" style:font-style-complex="normal" style:font-weight-complex="normal"/>
    </style:style>
    <style:style style:name="T78" style:family="text">
      <style:text-properties style:font-name="Liberation Serif" fo:font-size="10.5pt" fo:font-style="normal" fo:font-weight="normal" officeooo:rsid="0ec5421a" style:font-size-asian="10.5pt" style:font-style-asian="normal" style:font-weight-asian="normal" style:font-size-complex="10.5pt" style:font-style-complex="normal" style:font-weight-complex="normal"/>
    </style:style>
    <style:style style:name="T79" style:family="text">
      <style:text-properties style:font-name="Liberation Serif" fo:font-size="10.5pt" fo:font-style="normal" fo:font-weight="normal" officeooo:rsid="0ee942b1" style:font-size-asian="10.5pt" style:font-style-asian="normal" style:font-weight-asian="normal" style:font-size-complex="10.5pt" style:font-style-complex="normal" style:font-weight-complex="normal"/>
    </style:style>
    <style:style style:name="T80" style:family="text">
      <style:text-properties style:font-name="Liberation Serif" fo:font-size="10.5pt" fo:font-style="normal" fo:font-weight="normal" officeooo:rsid="0eea8b77" style:font-size-asian="10.5pt" style:font-style-asian="normal" style:font-weight-asian="normal" style:font-size-complex="10.5pt" style:font-style-complex="normal" style:font-weight-complex="normal"/>
    </style:style>
    <style:style style:name="T81" style:family="text">
      <style:text-properties style:font-name="Liberation Serif" fo:font-size="10.5pt" fo:font-style="normal" fo:font-weight="normal" officeooo:rsid="0eedda9f" style:font-size-asian="10.5pt" style:font-style-asian="normal" style:font-weight-asian="normal" style:font-size-complex="10.5pt" style:font-style-complex="normal" style:font-weight-complex="normal"/>
    </style:style>
    <style:style style:name="T82" style:family="text">
      <style:text-properties style:font-name="Liberation Serif" fo:font-size="10.5pt" fo:font-style="normal" fo:font-weight="normal" officeooo:rsid="0f2234ea" style:font-size-asian="10.5pt" style:font-style-asian="normal" style:font-weight-asian="normal" style:font-size-complex="10.5pt" style:font-style-complex="normal" style:font-weight-complex="normal"/>
    </style:style>
    <style:style style:name="T83" style:family="text">
      <style:text-properties officeooo:rsid="0eff29d0"/>
    </style:style>
    <style:style style:name="T84" style:family="text">
      <style:text-properties officeooo:rsid="0ed0bfd1"/>
    </style:style>
    <style:style style:name="T85" style:family="text">
      <style:text-properties fo:font-weight="normal" officeooo:rsid="0f29bfc0" style:font-weight-asian="normal" style:font-weight-complex="normal"/>
    </style:style>
    <style:style style:name="T86" style:family="text">
      <style:text-properties officeooo:rsid="0f29bfc0"/>
    </style:style>
    <style:style style:name="T87" style:family="text">
      <style:text-properties style:font-name="Liberation Serif" officeooo:rsid="0f24a0d6"/>
    </style:style>
    <style:style style:name="T88" style:family="text">
      <style:text-properties style:font-name="Liberation Serif" fo:font-style="normal" style:text-underline-style="none" fo:font-weight="normal" officeooo:rsid="0f24a0d6" fo:background-color="transparent" loext:char-shading-value="0" style:font-style-asian="normal" style:font-weight-asian="normal" style:font-style-complex="normal" style:font-weight-complex="normal"/>
    </style:style>
    <style:style style:name="T89" style:family="text">
      <style:text-properties style:font-name="Liberation Serif" fo:font-style="normal" fo:font-weight="normal" officeooo:rsid="0f24a0d6" style:font-style-asian="normal" style:font-weight-asian="normal" style:font-style-complex="normal" style:font-weight-complex="normal"/>
    </style:style>
    <style:style style:name="T90" style:family="text">
      <style:text-properties style:font-name="Liberation Serif" fo:font-style="normal" fo:font-weight="normal" officeooo:rsid="0f266b9b" style:font-style-asian="normal" style:font-weight-asian="normal" style:font-style-complex="normal" style:font-weight-complex="normal"/>
    </style:style>
    <style:style style:name="T91" style:family="text">
      <style:text-properties style:font-name="Liberation Serif" fo:font-style="normal" fo:font-weight="normal" officeooo:rsid="0f28aa93" style:font-style-asian="normal" style:font-weight-asian="normal" style:font-style-complex="normal" style:font-weight-complex="normal"/>
    </style:style>
    <style:style style:name="T92" style:family="text">
      <style:text-properties style:font-name="Liberation Serif" fo:font-style="normal" fo:font-weight="normal" officeooo:rsid="0f24a0d6" fo:background-color="#000000" loext:char-shading-value="0" style:font-style-asian="normal" style:font-weight-asian="normal" style:font-style-complex="normal" style:font-weight-complex="normal"/>
    </style:style>
    <style:style style:name="T93" style:family="text">
      <style:text-properties fo:color="#ffffff" loext:opacity="100%" style:font-name="Liberation Serif" fo:font-style="normal" fo:font-weight="bold" officeooo:rsid="0f24a0d6" fo:background-color="#000000" loext:char-shading-value="0" style:font-style-asian="normal" style:font-weight-asian="bold" style:font-style-complex="normal" style:font-weight-complex="bold"/>
    </style:style>
    <style:style style:name="T94" style:family="text">
      <style:text-properties fo:color="#ffffff" loext:opacity="100%" style:font-name="Liberation Serif" fo:font-style="normal" fo:font-weight="bold" officeooo:rsid="0f2919c5" fo:background-color="#000000" loext:char-shading-value="0" style:font-style-asian="normal" style:font-weight-asian="bold" style:font-style-complex="normal" style:font-weight-complex="bold"/>
    </style:style>
    <style:style style:name="T95" style:family="text">
      <style:text-properties fo:color="#ffffff" loext:opacity="100%" style:font-name="Liberation Serif" fo:font-style="normal" fo:font-weight="normal" officeooo:rsid="0f2919c5" fo:background-color="#000000" loext:char-shading-value="0" style:font-style-asian="normal" style:font-weight-asian="normal" style:font-style-complex="normal" style:font-weight-complex="normal"/>
    </style:style>
    <style:style style:name="T96" style:family="text">
      <style:text-properties style:font-name="Liberation Serif" fo:font-style="normal" fo:font-weight="normal" officeooo:rsid="0f2635fa" style:font-style-asian="normal" style:font-weight-asian="normal" style:font-style-complex="normal" style:font-weight-complex="normal"/>
    </style:style>
    <style:style style:name="T97" style:family="text">
      <style:text-properties officeooo:rsid="0ece8d4e"/>
    </style:style>
    <style:style style:name="T98" style:family="text">
      <style:text-properties officeooo:rsid="0ecf03b6"/>
    </style:style>
    <style:style style:name="T99" style:family="text">
      <style:text-properties style:use-window-font-color="true" loext:opacity="0%" style:font-name="Helvetica" fo:font-size="12pt" fo:font-weight="bold" officeooo:rsid="0ecc014e" style:font-name-asian="Microsoft YaHei" style:font-size-asian="12pt" style:font-weight-asian="bold" style:font-name-complex="Lucida Sans" style:font-size-complex="12pt" style:font-weight-complex="bold"/>
    </style:style>
    <style:style style:name="T100" style:family="text">
      <style:text-properties style:use-window-font-color="true" loext:opacity="0%" fo:font-style="normal" fo:font-weight="normal" officeooo:rsid="0efa4987" style:font-style-asian="normal" style:font-weight-asian="normal" style:font-style-complex="normal" style:font-weight-complex="normal"/>
    </style:style>
    <style:style style:name="T101" style:family="text">
      <style:text-properties style:use-window-font-color="true" loext:opacity="0%" fo:font-style="normal" fo:font-weight="normal" officeooo:rsid="0e89664b" style:font-style-asian="normal" style:font-weight-asian="normal" style:font-style-complex="normal" style:font-weight-complex="normal"/>
    </style:style>
    <style:style style:name="T102" style:family="text">
      <style:text-properties style:use-window-font-color="true" loext:opacity="0%" fo:font-style="normal" fo:font-weight="normal" officeooo:rsid="0ef7165d" style:font-style-asian="normal" style:font-weight-asian="normal" style:font-style-complex="normal" style:font-weight-complex="normal"/>
    </style:style>
    <style:style style:name="T103" style:family="text">
      <style:text-properties style:use-window-font-color="true" loext:opacity="0%" fo:font-style="normal" fo:font-weight="normal" officeooo:rsid="0efb9926" style:font-style-asian="normal" style:font-weight-asian="normal" style:font-style-complex="normal" style:font-weight-complex="normal"/>
    </style:style>
    <style:style style:name="T104" style:family="text">
      <style:text-properties style:use-window-font-color="true" loext:opacity="0%" fo:font-style="normal" fo:font-weight="normal" officeooo:rsid="0ef858a8" style:font-style-asian="normal" style:font-weight-asian="normal" style:font-style-complex="normal" style:font-weight-complex="normal"/>
    </style:style>
    <style:style style:name="T105" style:family="text">
      <style:text-properties style:use-window-font-color="true" loext:opacity="0%" fo:font-style="normal" fo:font-weight="normal" officeooo:rsid="0ef43415" style:font-style-asian="normal" style:font-weight-asian="normal" style:font-style-complex="normal" style:font-weight-complex="normal"/>
    </style:style>
    <style:style style:name="T106" style:family="text">
      <style:text-properties style:use-window-font-color="true" loext:opacity="0%" fo:font-style="normal" fo:font-weight="normal" officeooo:rsid="0ef5ce7d" style:font-style-asian="normal" style:font-weight-asian="normal" style:font-style-complex="normal" style:font-weight-complex="normal"/>
    </style:style>
    <style:style style:name="T107" style:family="text">
      <style:text-properties style:use-window-font-color="true" loext:opacity="0%"/>
    </style:style>
    <style:style style:name="T108" style:family="text">
      <style:text-properties style:use-window-font-color="true" loext:opacity="0%" officeooo:rsid="0effeb33"/>
    </style:style>
    <style:style style:name="T109" style:family="text">
      <style:text-properties style:font-name="Helvetica" fo:font-size="12pt" fo:font-weight="bold" officeooo:rsid="0f0acffd" style:font-name-asian="Microsoft YaHei" style:font-size-asian="12pt" style:font-weight-asian="bold" style:font-name-complex="Lucida Sans" style:font-size-complex="12pt" style:font-weight-complex="bold"/>
    </style:style>
    <style:style style:name="T110" style:family="text">
      <style:text-properties fo:font-style="normal" fo:font-weight="normal" officeooo:rsid="0f2dcce5" style:font-style-asian="normal" style:font-weight-asian="normal" style:font-style-complex="normal" style:font-weight-complex="normal"/>
    </style:style>
    <style:style style:name="T111" style:family="text">
      <style:text-properties officeooo:rsid="0f0bebf9"/>
    </style:style>
    <style:style style:name="T112" style:family="text">
      <style:text-properties style:font-name="Liberation Serif" officeooo:rsid="0f2c6bbe"/>
    </style:style>
    <style:style style:name="T113" style:family="text">
      <style:text-properties style:font-name="Liberation Serif" fo:font-style="normal" style:text-underline-style="none" fo:font-weight="normal" officeooo:rsid="0f2c6bbe" fo:background-color="transparent" loext:char-shading-value="0" style:font-style-asian="normal" style:font-weight-asian="normal" style:font-style-complex="normal" style:font-weight-complex="normal"/>
    </style:style>
    <style:style style:name="T114" style:family="text">
      <style:text-properties style:font-name="Liberation Serif" fo:font-style="normal" fo:font-weight="normal" officeooo:rsid="0f2c6bbe" style:font-style-asian="normal" style:font-weight-asian="normal" style:font-style-complex="normal" style:font-weight-complex="normal"/>
    </style:style>
    <style:style style:name="T115" style:family="text">
      <style:text-properties fo:color="#ff0000" loext:opacity="100%" style:font-name="Liberation Serif" fo:font-style="normal" fo:font-weight="normal" officeooo:rsid="0f2c6bbe" style:font-style-asian="normal" style:font-weight-asian="normal" style:font-style-complex="normal" style:font-weight-complex="normal"/>
    </style:style>
    <style:style style:name="T116" style:family="text">
      <style:text-properties fo:color="#ff0000" loext:opacity="100%" style:font-name="Liberation Serif" fo:font-style="normal" fo:font-weight="normal" officeooo:rsid="0f2dcce5" style:font-style-asian="normal" style:font-weight-asian="normal" style:font-style-complex="normal" style:font-weight-complex="normal"/>
    </style:style>
    <style:style style:name="T117" style:family="text">
      <style:text-properties officeooo:rsid="0f116413"/>
    </style:style>
    <style:style style:name="T118" style:family="text">
      <style:text-properties style:use-window-font-color="true" loext:opacity="0%" style:font-name="Helvetica" fo:font-size="12pt" fo:font-weight="bold" officeooo:rsid="0f0acffd" style:font-name-asian="Microsoft YaHei" style:font-size-asian="12pt" style:font-weight-asian="bold" style:font-name-complex="Lucida Sans" style:font-size-complex="12pt" style:font-weight-complex="bold"/>
    </style:style>
    <style:style style:name="T119" style:family="text">
      <style:text-properties style:use-window-font-color="true" loext:opacity="0%" fo:font-style="normal" fo:font-weight="normal" officeooo:rsid="0f2dcce5" style:font-style-asian="normal" style:font-weight-asian="normal" style:font-style-complex="normal" style:font-weight-complex="normal"/>
    </style:style>
    <style:style style:name="T120" style:family="text">
      <style:text-properties officeooo:rsid="0effeb33"/>
    </style:style>
    <style:style style:name="T121" style:family="text">
      <style:text-properties style:font-name="Helvetica" fo:font-size="12pt" fo:font-weight="bold" officeooo:rsid="0f09d491" style:font-name-asian="Microsoft YaHei" style:font-size-asian="12pt" style:font-weight-asian="bold" style:font-name-complex="Lucida Sans" style:font-size-complex="12pt" style:font-weight-complex="bold"/>
    </style:style>
    <style:style style:name="T122" style:family="text">
      <style:text-properties fo:color="#ff0000" loext:opacity="100%" style:font-name="Liberation Serif" fo:font-size="10.5pt" fo:font-style="normal" fo:font-weight="normal" officeooo:rsid="0ec5421a" style:font-size-asian="10.5pt" style:font-style-asian="normal" style:font-weight-asian="normal" style:font-size-complex="10.5pt" style:font-style-complex="normal" style:font-weight-complex="normal"/>
    </style:style>
    <style:style style:name="T123" style:family="text">
      <style:text-properties fo:color="#ff0000" loext:opacity="100%" style:font-name="Liberation Serif" fo:font-size="10.5pt" fo:font-style="normal" fo:font-weight="normal" officeooo:rsid="0ee942b1" style:font-size-asian="10.5pt" style:font-style-asian="normal" style:font-weight-asian="normal" style:font-size-complex="10.5pt" style:font-style-complex="normal" style:font-weight-complex="normal"/>
    </style:style>
    <style:style style:name="T124" style:family="text">
      <style:text-properties fo:color="#ff0000" loext:opacity="100%" style:font-name="Liberation Serif" fo:font-size="10.5pt" fo:font-style="normal" fo:font-weight="normal" officeooo:rsid="0eea8b77" style:font-size-asian="10.5pt" style:font-style-asian="normal" style:font-weight-asian="normal" style:font-size-complex="10.5pt" style:font-style-complex="normal" style:font-weight-complex="normal"/>
    </style:style>
    <style:style style:name="T125" style:family="text">
      <style:text-properties fo:color="#ff0000" loext:opacity="100%" style:font-name="Liberation Serif" fo:font-size="10.5pt" fo:font-style="normal" fo:font-weight="normal" officeooo:rsid="0eedda9f" style:font-size-asian="10.5pt" style:font-style-asian="normal" style:font-weight-asian="normal" style:font-size-complex="10.5pt" style:font-style-complex="normal" style:font-weight-complex="normal"/>
    </style:style>
    <style:style style:name="T126" style:family="text">
      <style:text-properties fo:color="#ff0000" loext:opacity="100%" style:font-name="Liberation Serif" fo:font-size="10.5pt" fo:font-style="normal" fo:font-weight="normal" officeooo:rsid="0ef020af" style:font-size-asian="10.5pt" style:font-style-asian="normal" style:font-weight-asian="normal" style:font-size-complex="10.5pt" style:font-style-complex="normal" style:font-weight-complex="normal"/>
    </style:style>
    <style:style style:name="T127" style:family="text">
      <style:text-properties officeooo:rsid="0f02d178"/>
    </style:style>
    <style:style style:name="T128" style:family="text">
      <style:text-properties officeooo:rsid="0f05ab26"/>
    </style:style>
    <style:style style:name="T129" style:family="text">
      <style:text-properties officeooo:rsid="0f1a5142"/>
    </style:style>
    <style:style style:name="T130" style:family="text">
      <style:text-properties style:use-window-font-color="true" loext:opacity="0%" style:font-name="Helvetica" fo:font-size="12pt" fo:font-weight="bold" officeooo:rsid="0f09d491" style:font-name-asian="Microsoft YaHei" style:font-size-asian="12pt" style:font-weight-asian="bold" style:font-name-complex="Lucida Sans" style:font-size-complex="12pt" style:font-weight-complex="bold"/>
    </style:style>
    <style:style style:name="T131" style:family="text">
      <style:text-properties fo:color="#ff0000" loext:opacity="100%" fo:font-style="normal" fo:font-weight="normal" officeooo:rsid="0efa4987" style:font-style-asian="normal" style:font-weight-asian="normal" style:font-style-complex="normal" style:font-weight-complex="normal"/>
    </style:style>
    <style:style style:name="T132" style:family="text">
      <style:text-properties fo:color="#ff0000" loext:opacity="100%" fo:font-style="normal" fo:font-weight="normal" officeooo:rsid="0e89664b" style:font-style-asian="normal" style:font-weight-asian="normal" style:font-style-complex="normal" style:font-weight-complex="normal"/>
    </style:style>
    <style:style style:name="T133" style:family="text">
      <style:text-properties fo:color="#ff0000" loext:opacity="100%" fo:font-style="normal" fo:font-weight="normal" officeooo:rsid="0e795dd5" style:font-style-asian="normal" style:font-weight-asian="normal" style:font-style-complex="normal" style:font-weight-complex="normal"/>
    </style:style>
    <style:style style:name="T134" style:family="text">
      <style:text-properties fo:color="#ff0000" loext:opacity="100%" fo:font-style="normal" fo:font-weight="normal" officeooo:rsid="0e790e0b" style:font-style-asian="normal" style:font-weight-asian="normal" style:font-style-complex="normal" style:font-weight-complex="normal"/>
    </style:style>
    <style:style style:name="T135" style:family="text">
      <style:text-properties fo:color="#ff0000" loext:opacity="100%" fo:font-style="normal" fo:font-weight="normal" officeooo:rsid="0ef7165d" style:font-style-asian="normal" style:font-weight-asian="normal" style:font-style-complex="normal" style:font-weight-complex="normal"/>
    </style:style>
    <style:style style:name="T136" style:family="text">
      <style:text-properties fo:color="#ff0000" loext:opacity="100%" fo:font-style="normal" fo:font-weight="normal" officeooo:rsid="0efb9926" style:font-style-asian="normal" style:font-weight-asian="normal" style:font-style-complex="normal" style:font-weight-complex="normal"/>
    </style:style>
    <style:style style:name="T137" style:family="text">
      <style:text-properties fo:color="#ff0000" loext:opacity="100%" fo:font-style="normal" fo:font-weight="normal" officeooo:rsid="0ef858a8" style:font-style-asian="normal" style:font-weight-asian="normal" style:font-style-complex="normal" style:font-weight-complex="normal"/>
    </style:style>
    <style:style style:name="T138" style:family="text">
      <style:text-properties fo:color="#ff0000" loext:opacity="100%" fo:font-style="normal" fo:font-weight="normal" officeooo:rsid="0ef43415" style:font-style-asian="normal" style:font-weight-asian="normal" style:font-style-complex="normal" style:font-weight-complex="normal"/>
    </style:style>
    <style:style style:name="T139" style:family="text">
      <style:text-properties fo:color="#ff0000" loext:opacity="100%" fo:font-style="normal" fo:font-weight="normal" officeooo:rsid="0ef5ce7d" style:font-style-asian="normal" style:font-weight-asian="normal" style:font-style-complex="normal" style:font-weight-complex="normal"/>
    </style:style>
    <style:style style:name="T140" style:family="text">
      <style:text-properties officeooo:rsid="0f088199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h text:style-name="P1" text:outline-level="1">The Jock</text:h>
        <text:p text:style-name="P2"><text:span text:style-name="T1">Your hero is the jock: the </text:span><text:span text:style-name="T2">head-strong</text:span><text:span text:style-name="T3"> party member who</text:span><text:span text:style-name="T4">se </text:span><text:span text:style-name="T5">only</text:span><text:span text:style-name="T4"> </text:span><text:span text:style-name="T5">instincts are bravado and</text:span><text:span text:style-name="T3"> brute force.</text:span></text:p>
        <text:p text:style-name="P2"><text:span text:style-name="T6">As the jock, </text:span><text:span text:style-name="T7">you gain the following title:</text:span></text:p>
        <table:table table:name="Table11" table:style-name="Table11">
          <table:table-column table:style-name="Table11.A"/>
          <table:table-row>
            <table:table-cell table:style-name="Table11.A1" office:value-type="string">
              <text:h text:style-name="P3" text:outline-level="4"><text:span text:style-name="T8">T</text:span><text:span text:style-name="T9">he Jock</text:span></text:h>
              <text:p text:style-name="P4"><text:span text:style-name="T10">Effects:</text:span><text:span text:style-name="T11"> </text:span><text:span text:style-name="T12">A</text:span><text:span text:style-name="T13">ny time</text:span><text:span text:style-name="T14"> you would be frightened </text:span><text:span text:style-name="T15">of a creature</text:span><text:span text:style-name="T14">, you are instead taunted </text:span><text:span text:style-name="T15">by the creature </text:span><text:span text:style-name="T16">and you gain 1 surge.</text:span></text:p>
            </table:table-cell>
          </table:table-row>
        </table:table>
        <text:p text:style-name="P5"/>
        <text:h text:style-name="P6" text:outline-level="3" text:is-list-header="true">Say the Line!</text:h>
        <text:p text:style-name="P7"><text:span text:style-name="T17">During the adventure, </text:span><text:span text:style-name="T18">w</text:span><text:span text:style-name="T19">hen you </text:span><text:span text:style-name="T20">or another hero</text:span><text:span text:style-name="T19"> </text:span><text:span text:style-name="T21">make</text:span><text:span text:style-name="T20">s</text:span><text:span text:style-name="T21"> a</text:span><text:span text:style-name="T22"> power roll, you can say one of your lines to </text:span><text:span text:style-name="T20">grant</text:span><text:span text:style-name="T22"> </text:span><text:span text:style-name="T23">all of </text:span><text:span text:style-name="T22">the following effects:</text:span></text:p>
        <text:list xml:id="list3154386004" text:style-name="L1">
          <text:list-item>
            <text:p text:style-name="P8"><text:span text:style-name="T24">Y</text:span><text:span text:style-name="T25">ou </text:span><text:span text:style-name="T26">take 1d10 damage that can’t be reduced in any way.</text:span></text:p>
          </text:list-item>
          <text:list-item>
            <text:p text:style-name="P8"><text:span text:style-name="T24">Y</text:span><text:span text:style-name="T26">ou </text:span><text:span text:style-name="T24">add +2 to the roll</text:span><text:span text:style-name="T27">.</text:span></text:p>
          </text:list-item>
          <text:list-item>
            <text:p text:style-name="P9">I<text:span text:style-name="T28">f </text:span><text:span text:style-name="T29">you’re </text:span><text:span text:style-name="T28">i</text:span>n combat, <text:span text:style-name="T30">the next time you force move a creature or object, you can deal </text:span><text:span text:style-name="T31">3</text:span><text:span text:style-name="T30"> damage to the creature or object before the movement.</text:span></text:p>
          </text:list-item>
        </text:list>
        <table:table table:name="Table17" table:style-name="Table17">
          <table:table-column table:style-name="Table17.A"/>
          <table:table-row>
            <table:table-cell table:style-name="Table17.A1" office:value-type="string">
              <text:h text:style-name="P10" text:outline-level="4">Lines</text:h>
              <text:list xml:id="list234415313255727" text:continue-numbering="true" text:style-name="L1">
                <text:list-item>
                  <text:p text:style-name="P11">“<text:span text:style-name="T32">You really think some ghost or whatever is gonna mess with me?”</text:span></text:p>
                </text:list-item>
                <text:list-item>
                  <text:p text:style-name="P11">“Fear’s just adrenaline. I eat that for breakfast.”</text:p>
                </text:list-item>
                <text:list-item>
                  <text:p text:style-name="P11">“<text:span text:style-name="T33">If something’s out there, it’s about to meet the MVP.”</text:span></text:p>
                </text:list-item>
                <text:list-item>
                  <text:p text:style-name="P12">“You don’t get scared when you’re at the top of the food chain.”</text:p>
                </text:list-item>
                <text:list-item>
                  <text:p text:style-name="P12">“<text:span text:style-name="T34">Monsters? Please. I am the monster.”</text:span></text:p>
                </text:list-item>
                <text:list-item>
                  <text:p text:style-name="P12">“<text:span text:style-name="T34">I don’t run from shadows. They run from me.”</text:span></text:p>
                </text:list-item>
                <text:list-item>
                  <text:p text:style-name="P12">“<text:span text:style-name="T35">No one spooks the champion.</text:span><text:span text:style-name="T34">”</text:span></text:p>
                </text:list-item>
                <text:list-item>
                  <text:p text:style-name="P12">“<text:span text:style-name="T36">I </text:span><text:span text:style-name="T37">don’t tap out</text:span><text:span text:style-name="T36">. </text:span><text:span text:style-name="T37">Not now, not ever.</text:span><text:span text:style-name="T36">”</text:span></text:p>
                </text:list-item>
              </text:list>
              <text:p text:style-name="P13">These are not your only lines, just examples! Feel free to get creative!</text:p>
            </table:table-cell>
          </table:table-row>
        </table:table>
        <text:h text:style-name="P14" text:outline-level="3"/>
        <text:h text:style-name="P15" text:outline-level="3">Death of the Jock</text:h>
        <text:p text:style-name="P16">If your hero dies during the adventure, your spirit lingers, following the party around. You cannot interact with them in any way except:</text:p>
        <text:list xml:id="list234415933957222" text:continue-numbering="true" text:style-name="L1">
          <text:list-item>
            <text:p text:style-name="P17">The memory of your voice echoes in your allies’ minds. You can say your lines <text:span text:style-name="T38">only</text:span> in response to other hero’s lines.</text:p>
          </text:list-item>
          <text:list-item>
            <text:p text:style-name="P18">You gain the following ability:</text:p>
          </text:list-item>
        </text:list>
        <table:table table:name="Table1" table:style-name="Table1">
          <table:table-column table:style-name="Table1.A"/>
          <table:table-row>
            <table:table-cell table:style-name="Table1.A1" office:value-type="string">
              <text:h text:style-name="P19" text:outline-level="4">Body Block from Beyond</text:h>
            </table:table-cell>
          </table:table-row>
          <table:table-row>
            <table:table-cell table:style-name="Table1.A2" office:value-type="string">
              <text:p text:style-name="P20"><text:span text:style-name="T39">The spirit of a </text:span><text:span text:style-name="T40">friend</text:span><text:span text:style-name="T41"> helps out with a much needed push </text:span><text:span text:style-name="T39">and a heroic smile.</text:span></text:p>
            </table:table-cell>
          </table:table-row>
        </table:table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21">Magic, Melee</text:p>
            </table:table-cell>
            <table:table-cell table:style-name="Table2.B1" office:value-type="string">
              <text:p text:style-name="P22"><text:span text:style-name="T42">Free</text:span><text:span text:style-name="T43"> </text:span>Triggered</text:p>
            </table:table-cell>
          </table:table-row>
          <table:table-row>
            <table:table-cell table:style-name="Table2.A2" office:value-type="string">
              <text:p text:style-name="P23"><text:span text:style-name="T44">◣</text:span> <text:span text:style-name="T45">Anywhere </text:span><text:span text:style-name="T46">in the encounter</text:span></text:p>
            </table:table-cell>
            <table:table-cell table:style-name="Table2.B2" office:value-type="string">
              <text:p text:style-name="P24"><text:span text:style-name="T47">◎</text:span><text:span text:style-name="T48"> </text:span><text:span text:style-name="T49">One creature</text:span></text:p>
            </table:table-cell>
          </table:table-row>
        </table:table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23"><text:span text:style-name="T50">Trigger</text:span><text:span text:style-name="T51">: </text:span><text:span text:style-name="T52">The target is force moved.</text:span></text:p>
            </table:table-cell>
          </table:table-row>
          <table:table-row>
            <table:table-cell table:style-name="Table3.A2" office:value-type="string">
              <text:p text:style-name="P25"><text:span text:style-name="T53">Effect</text:span><text:span text:style-name="T54">: </text:span><text:span text:style-name="T55">The spirit of the jock pushes against the target. You can either increase the force movement by 2 or you can reduce the force movement by 2. </text:span><text:span text:style-name="T56">Either way</text:span><text:span text:style-name="T55">, you can additionally choose to </text:span><text:span text:style-name="T57">say one of your lines to </text:span><text:span text:style-name="T55">deal 4 corruption damage to the target.</text:span></text:p>
            </table:table-cell>
          </table:table-row>
        </table:table>
        <text:p text:style-name="P26"/>
        <text:h text:style-name="P27" text:outline-level="3" text:is-list-header="true"><text:span text:style-name="T58">Survival of t</text:span><text:span text:style-name="T59">he </text:span><text:span text:style-name="T58">Fittest</text:span></text:h>
        <text:p text:style-name="P28">If your hero survives the adventure and continues on in other adventures, their title “The Jock” changes to the following title:</text:p>
        <table:table table:name="Table16" table:style-name="Table16">
          <table:table-column table:style-name="Table16.A"/>
          <table:table-row>
            <table:table-cell table:style-name="Table16.A1" office:value-type="string">
              <text:h text:style-name="P29" text:outline-level="4"><text:span text:style-name="T60">T</text:span><text:span text:style-name="T61">he Jock </text:span><text:span text:style-name="T62">Who Lived</text:span></text:h>
              <text:p text:style-name="P30"><text:span text:style-name="T10">Effects:</text:span><text:span text:style-name="T11"> </text:span><text:span text:style-name="T12">A</text:span><text:span text:style-name="T63">ny time</text:span><text:span text:style-name="T64"> you would be frightened </text:span><text:span text:style-name="T65">of a creature</text:span><text:span text:style-name="T64">, </text:span><text:span text:style-name="T66">as a free triggered action, </text:span><text:span text:style-name="T64">you </text:span><text:span text:style-name="T66">can choose</text:span><text:span text:style-name="T64"> taunted </text:span><text:span text:style-name="T65">by the creature </text:span><text:span text:style-name="T66">instead and</text:span><text:span text:style-name="T67"> gain 1 surge.</text:span></text:p>
            </table:table-cell>
          </table:table-row>
        </table:table>
        <text:p text:style-name="P28"/>
        <text:p text:style-name="P28"/>
        <text:p text:style-name="P31"/>
        <text:h text:style-name="P32" text:outline-level="1">The <text:span text:style-name="T68">Idol</text:span></text:h>
        <text:p text:style-name="P33"><text:span text:style-name="T1">Your hero is the </text:span><text:span text:style-name="T69">idol</text:span><text:span text:style-name="T1">: the</text:span><text:span text:style-name="T3"> party member who </text:span><text:span text:style-name="T69">dresses to impress and wants everyone to know it. </text:span></text:p>
        <text:p text:style-name="P34"><text:span text:style-name="T6">As the </text:span><text:span text:style-name="T70">idol</text:span><text:span text:style-name="T6">, </text:span><text:span text:style-name="T7">you gain the following title: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h text:style-name="P35" text:outline-level="4"><text:span text:style-name="T8">T</text:span><text:span text:style-name="T9">he </text:span><text:span text:style-name="T71">Idol</text:span></text:h>
              <text:p text:style-name="P36"><text:span text:style-name="T10">Effects:</text:span><text:span text:style-name="T11"> </text:span><text:span text:style-name="T72">You cannot be made frightened. </text:span><text:span text:style-name="T12">A</text:span><text:span text:style-name="T13">ny time</text:span><text:span text:style-name="T14"> you </text:span><text:span text:style-name="T73">would be</text:span><text:span text:style-name="T74"> made</text:span><text:span text:style-name="T14"> frightened, you </text:span><text:span text:style-name="T75">shriek </text:span><text:span text:style-name="T73">instead</text:span><text:span text:style-name="T76">, dealing 4 sonic damage </text:span><text:span text:style-name="T77">to all </text:span><text:span text:style-name="T75">creatures</text:span><text:span text:style-name="T77"> within 2.</text:span></text:p>
            </table:table-cell>
          </table:table-row>
        </table:table>
        <text:p text:style-name="P34"/>
        <text:h text:style-name="P37" text:outline-level="3" text:is-list-header="true">Say the Line!</text:h>
        <text:p text:style-name="P38"><text:span text:style-name="T17">During the adventure, </text:span><text:span text:style-name="T18">w</text:span><text:span text:style-name="T19">hen you </text:span><text:span text:style-name="T20">or another hero</text:span><text:span text:style-name="T19"> </text:span><text:span text:style-name="T21">make</text:span><text:span text:style-name="T20">s</text:span><text:span text:style-name="T21"> a</text:span><text:span text:style-name="T22"> power roll, you can say one of your lines to </text:span><text:span text:style-name="T20">grant</text:span><text:span text:style-name="T22"> </text:span><text:span text:style-name="T23">all of </text:span><text:span text:style-name="T22">the following effects:</text:span></text:p>
        <text:list xml:id="list234416758505884" text:continue-numbering="true" text:style-name="L1">
          <text:list-item>
            <text:p text:style-name="P39"><text:span text:style-name="T24">Y</text:span><text:span text:style-name="T25">ou </text:span><text:span text:style-name="T26">take 1d10 damage that can’t be reduced in any way.</text:span></text:p>
          </text:list-item>
          <text:list-item>
            <text:p text:style-name="P39"><text:span text:style-name="T24">Y</text:span><text:span text:style-name="T26">ou </text:span><text:span text:style-name="T24">add +2 to the roll</text:span><text:span text:style-name="T27">.</text:span></text:p>
          </text:list-item>
          <text:list-item>
            <text:p text:style-name="P40"><text:span text:style-name="T78">I</text:span><text:span text:style-name="T79">f </text:span><text:span text:style-name="T80">you’re </text:span><text:span text:style-name="T79">i</text:span><text:span text:style-name="T78">n combat, </text:span><text:span text:style-name="T81">the next time you </text:span><text:span text:style-name="T82">use an ability that has a potency, you can increase the potency by 1 for one target.</text:span></text:p>
          </text:list-item>
        </text:list>
        <table:table table:name="Table7" table:style-name="Table7">
          <table:table-column table:style-name="Table7.A"/>
          <table:table-row>
            <table:table-cell table:style-name="Table7.A1" office:value-type="string">
              <text:h text:style-name="P41" text:outline-level="4">Lines</text:h>
              <text:list xml:id="list234415557166944" text:continue-numbering="true" text:style-name="L1">
                <text:list-item>
                  <text:p text:style-name="P42">“The only thing killer around her<text:span text:style-name="T83">e </text:span>is my look.”</text:p>
                </text:list-item>
                <text:list-item>
                  <text:p text:style-name="P43">“If the monster kills me, at least I’ll be trending.”</text:p>
                </text:list-item>
                <text:list-item>
                  <text:p text:style-name="P42">“Stars don’t run from the dark — they shine brighter!”</text:p>
                </text:list-item>
                <text:list-item>
                  <text:p text:style-name="P43">“Monsters? Ugh. They always go for the popular ones.”</text:p>
                </text:list-item>
                <text:list-item>
                  <text:p text:style-name="P43">“You think I’m scared? Honey, I’m flawless.”</text:p>
                </text:list-item>
                <text:list-item>
                  <text:p text:style-name="P43">“Spirits can’t hurt me. I don’t believe in bad vibes.”</text:p>
                </text:list-item>
              </text:list>
              <text:p text:style-name="P44">These are not your only lines, just examples! Feel free to get creative!</text:p>
            </table:table-cell>
          </table:table-row>
        </table:table>
        <text:h text:style-name="P45" text:outline-level="3"/>
        <text:h text:style-name="P46" text:outline-level="3">Death of the <text:span text:style-name="T84">Idol</text:span></text:h>
        <text:p text:style-name="P47">If your hero dies during the adventure, your spirit lingers, following the party around. You cannot interact with them in any way except:</text:p>
        <text:list xml:id="list234417138420085" text:continue-numbering="true" text:style-name="L1">
          <text:list-item>
            <text:p text:style-name="P48">The memory of your voice echoes in your allies’ minds. You can say your lines <text:span text:style-name="T38">only</text:span> in response to other hero’s lines.</text:p>
          </text:list-item>
          <text:list-item>
            <text:p text:style-name="P49">You gain the following ability:</text:p>
          </text:list-item>
        </text:list>
        <table:table table:name="Table8" table:style-name="Table8">
          <table:table-column table:style-name="Table8.A"/>
          <table:table-row>
            <table:table-cell table:style-name="Table8.A1" office:value-type="string">
              <text:h text:style-name="P50" text:outline-level="4">Echo of a Backhanded Compliment</text:h>
            </table:table-cell>
          </table:table-row>
          <table:table-row>
            <table:table-cell table:style-name="Table8.A2" office:value-type="string">
              <text:p text:style-name="P51"><text:span text:style-name="T39">The spirit of a </text:span><text:span text:style-name="T40">friend</text:span><text:span text:style-name="T41"> </text:span><text:span text:style-name="T85">chides an enemy while they’re already struggling.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52">Magic, <text:span text:style-name="T86">Ranged</text:span></text:p>
            </table:table-cell>
            <table:table-cell table:style-name="Table9.B1" office:value-type="string">
              <text:p text:style-name="P53"><text:span text:style-name="T42">Free</text:span><text:span text:style-name="T43"> </text:span>Triggered</text:p>
            </table:table-cell>
          </table:table-row>
          <table:table-row>
            <table:table-cell table:style-name="Table9.A2" office:value-type="string">
              <text:p text:style-name="P54"><text:span text:style-name="T44">◣</text:span> <text:span text:style-name="T45">Anywhere </text:span><text:span text:style-name="T46">in the encounter</text:span></text:p>
            </table:table-cell>
            <table:table-cell table:style-name="Table9.B2" office:value-type="string">
              <text:p text:style-name="P55"><text:span text:style-name="T47">◎</text:span><text:span text:style-name="T48"> </text:span><text:span text:style-name="T49">One </text:span><text:span text:style-name="T87">enemy</text:span></text:p>
            </table:table-cell>
          </table:table-row>
        </table:table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54"><text:span text:style-name="T50">Trigger</text:span><text:span text:style-name="T51">: </text:span><text:span text:style-name="T52">The </text:span><text:span text:style-name="T88">target suffers an effect from a potency</text:span></text:p>
            </table:table-cell>
          </table:table-row>
          <table:table-row>
            <table:table-cell table:style-name="Table10.A2" office:value-type="string">
              <text:p text:style-name="P54"><text:span text:style-name="T53">Effect</text:span><text:span text:style-name="T54">: </text:span><text:span text:style-name="T55">The spirit of the </text:span><text:span text:style-name="T89">idol</text:span><text:span text:style-name="T55"> </text:span><text:span text:style-name="T89">kicks the target while it’s down.</text:span><text:span text:style-name="T55"> </text:span><text:span text:style-name="T90">If the target is already weakened, they take 4 psychic damage. </text:span><text:span text:style-name="T91">If</text:span><text:span text:style-name="T89"> the target has </text:span><text:span text:style-name="T92"><text:s/></text:span><text:span text:style-name="T93">P&lt;</text:span><text:span text:style-name="T94">weak</text:span><text:span text:style-name="T95"> </text:span><text:span text:style-name="T89">, they are weakened (</text:span><text:span text:style-name="T96">EoT</text:span><text:span text:style-name="T89">).</text:span></text:p>
            </table:table-cell>
          </table:table-row>
        </table:table>
        <text:p text:style-name="P34"/>
        <text:h text:style-name="P56" text:outline-level="3" text:is-list-header="true">T<text:span text:style-name="T97">o</text:span>o Pretty to Die</text:h>
        <text:p text:style-name="P57">If your hero survives the adventure and continues on in other adventures, their title “The <text:span text:style-name="T98">Idol</text:span>” changes to the following title:</text:p>
        <table:table table:name="Table12" table:style-name="Table12">
          <table:table-column table:style-name="Table12.A"/>
          <table:table-row>
            <table:table-cell table:style-name="Table12.A1" office:value-type="string">
              <text:h text:style-name="P58" text:outline-level="4"><text:span text:style-name="T60">T</text:span><text:span text:style-name="T61">he </text:span><text:span text:style-name="T99">Idol</text:span><text:span text:style-name="T61"> </text:span><text:span text:style-name="T62">Who Lived</text:span></text:h>
              <text:p text:style-name="P59"><text:span text:style-name="T10">Effects:</text:span><text:span text:style-name="T11"> </text:span><text:span text:style-name="T100">You cannot be made frightened. </text:span><text:span text:style-name="T101">A</text:span><text:span text:style-name="T63">ny time</text:span><text:span text:style-name="T64"> you </text:span><text:span text:style-name="T100">would be</text:span><text:span text:style-name="T102"> made</text:span><text:span text:style-name="T64"> frightened, you </text:span><text:span text:style-name="T103">can choose to </text:span><text:span text:style-name="T104">shriek </text:span><text:span text:style-name="T103">as a free triggered action</text:span><text:span text:style-name="T105">, dealing sonic damage </text:span><text:span text:style-name="T103">equal to twice your highest characteristic score </text:span><text:span text:style-name="T106">to all </text:span><text:span text:style-name="T103">enemies</text:span><text:span text:style-name="T106"> within 2.</text:span></text:p>
            </table:table-cell>
          </table:table-row>
        </table:table>
        <text:p text:style-name="P57"/>
        <text:p text:style-name="P57"/>
        <text:p text:style-name="P60"/>
        <text:h text:style-name="P61" text:outline-level="1"><text:span text:style-name="T107">The </text:span><text:span text:style-name="T108">Fool</text:span></text:h>
        <text:p text:style-name="P62"><text:span text:style-name="T1">Your hero is the jock: the </text:span><text:span text:style-name="T2">head-strong</text:span><text:span text:style-name="T3"> party member who</text:span><text:span text:style-name="T4">se </text:span><text:span text:style-name="T5">only</text:span><text:span text:style-name="T4"> </text:span><text:span text:style-name="T5">instincts are bravado and</text:span><text:span text:style-name="T3"> brute force.</text:span></text:p>
        <text:p text:style-name="P63"><text:span text:style-name="T6">As the </text:span><text:span text:style-name="T70">fool</text:span><text:span text:style-name="T6">, </text:span><text:span text:style-name="T7">you gain the following title:</text:span></text:p>
        <table:table table:name="Table19" table:style-name="Table19">
          <table:table-column table:style-name="Table19.A"/>
          <table:table-row>
            <table:table-cell table:style-name="Table19.A1" office:value-type="string">
              <text:h text:style-name="P64" text:outline-level="4"><text:span text:style-name="T8">T</text:span><text:span text:style-name="T9">he</text:span><text:span text:style-name="T71"> </text:span><text:span text:style-name="T109">Fool</text:span></text:h>
              <text:p text:style-name="P65"><text:span text:style-name="T10">Effects:</text:span><text:span text:style-name="T11"> </text:span><text:span text:style-name="T110">When you are affected by a condition, you fall prone. When you end your turn prone, you can end one effect on you that is ended by a saving throw.</text:span></text:p>
            </table:table-cell>
          </table:table-row>
        </table:table>
        <text:p text:style-name="P63"/>
        <text:h text:style-name="P66" text:outline-level="3" text:is-list-header="true">Say the Line!</text:h>
        <text:p text:style-name="P63"><text:span text:style-name="T17">During the adventure, </text:span><text:span text:style-name="T18">w</text:span><text:span text:style-name="T19">hen you </text:span><text:span text:style-name="T20">or another hero</text:span><text:span text:style-name="T19"> </text:span><text:span text:style-name="T21">make</text:span><text:span text:style-name="T20">s</text:span><text:span text:style-name="T21"> a</text:span><text:span text:style-name="T22"> power roll, you can say one of your lines to </text:span><text:span text:style-name="T20">grant</text:span><text:span text:style-name="T22"> </text:span><text:span text:style-name="T23">all of </text:span><text:span text:style-name="T22">the following effects:</text:span></text:p>
        <text:list xml:id="list234415659022871" text:continue-numbering="true" text:style-name="L1">
          <text:list-item>
            <text:p text:style-name="P67"><text:span text:style-name="T24">Y</text:span><text:span text:style-name="T25">ou </text:span><text:span text:style-name="T26">take 1d10 damage that can’t be reduced in any way.</text:span></text:p>
          </text:list-item>
          <text:list-item>
            <text:p text:style-name="P67"><text:span text:style-name="T24">Y</text:span><text:span text:style-name="T26">ou </text:span><text:span text:style-name="T24">add +2 to the roll</text:span><text:span text:style-name="T27">.</text:span></text:p>
          </text:list-item>
          <text:list-item>
            <text:p text:style-name="P68"><text:span text:style-name="T78">I</text:span><text:span text:style-name="T79">f </text:span><text:span text:style-name="T80">you’re </text:span><text:span text:style-name="T79">i</text:span><text:span text:style-name="T78">n combat, </text:span><text:span text:style-name="T81">the next time you</text:span></text:p>
          </text:list-item>
        </text:list>
        <table:table table:name="Table20" table:style-name="Table20">
          <table:table-column table:style-name="Table20.A"/>
          <table:table-row>
            <table:table-cell table:style-name="Table20.A1" office:value-type="string">
              <text:h text:style-name="P69" text:outline-level="4">Lines</text:h>
              <text:list xml:id="list234415556860181" text:continue-numbering="true" text:style-name="L1">
                <text:list-item>
                  <text:p text:style-name="P70">“If we die, I call dibs on haunting the tavern.”</text:p>
                </text:list-item>
                <text:list-item>
                  <text:p text:style-name="P70">“Hey, maybe the ghost just wants to hang out.”</text:p>
                </text:list-item>
                <text:list-item>
                  <text:p text:style-name="P70">“I once ate a mushroom that made the trees sing. This feels similar.”</text:p>
                </text:list-item>
                <text:list-item>
                  <text:p text:style-name="P71">“You’re all stressing, but like… what if it’s <text:span text:style-name="Emphasis">good</text:span> magic?”</text:p>
                </text:list-item>
                <text:list-item>
                  <text:p text:style-name="P70">“I saw a ghost once. Turned out to be my reflection. Still spooky.”</text:p>
                </text:list-item>
                <text:list-item>
                  <text:p text:style-name="P70">“Can’t run from evil on an empty gut, man.”</text:p>
                </text:list-item>
                <text:list-item>
                  <text:p text:style-name="P70">“I knew I should’ve joined the baker’s guild.”</text:p>
                </text:list-item>
              </text:list>
              <text:p text:style-name="P72">These are not your only lines, just examples! Feel free to get creative!</text:p>
            </table:table-cell>
          </table:table-row>
        </table:table>
        <text:h text:style-name="P73" text:outline-level="3"/>
        <text:h text:style-name="P74" text:outline-level="3">Death of the <text:span text:style-name="T111">Fool</text:span></text:h>
        <text:p text:style-name="P75">If your hero dies during the adventure, your spirit lingers, following the party around. You cannot interact with them in any way except:</text:p>
        <text:list xml:id="list234416236262929" text:continue-numbering="true" text:style-name="L1">
          <text:list-item>
            <text:p text:style-name="P76">The memory of your voice echoes in your allies’ minds. You can say your lines <text:span text:style-name="T38">only</text:span> in response to other hero’s lines.</text:p>
          </text:list-item>
          <text:list-item>
            <text:p text:style-name="P77">You gain the following ability:</text:p>
          </text:list-item>
        </text:list>
        <table:table table:name="Table21" table:style-name="Table21">
          <table:table-column table:style-name="Table21.A"/>
          <table:table-row>
            <table:table-cell table:style-name="Table21.A1" office:value-type="string">
              <text:h text:style-name="P78" text:outline-level="4">Comfortably Numb</text:h>
            </table:table-cell>
          </table:table-row>
          <table:table-row>
            <table:table-cell table:style-name="Table21.A2" office:value-type="string">
              <text:p text:style-name="P79"><text:span text:style-name="T39">The spirit of a </text:span><text:span text:style-name="T40">friend</text:span><text:span text:style-name="T41"> helps out with a much needed push </text:span><text:span text:style-name="T39">and a heroic smile.</text:span></text:p>
            </table:table-cell>
          </table:table-row>
        </table:table>
        <table:table table:name="Table22" table:style-name="Table22">
          <table:table-column table:style-name="Table22.A"/>
          <table:table-column table:style-name="Table22.B"/>
          <table:table-row>
            <table:table-cell table:style-name="Table22.A1" office:value-type="string">
              <text:p text:style-name="P80">Magic, Melee</text:p>
            </table:table-cell>
            <table:table-cell table:style-name="Table22.B1" office:value-type="string">
              <text:p text:style-name="P81"><text:span text:style-name="T42">Free</text:span><text:span text:style-name="T43"> </text:span>Triggered</text:p>
            </table:table-cell>
          </table:table-row>
          <table:table-row>
            <table:table-cell table:style-name="Table22.A2" office:value-type="string">
              <text:p text:style-name="P82"><text:span text:style-name="T44">◣</text:span> <text:span text:style-name="T45">Anywhere </text:span><text:span text:style-name="T46">in the encounter</text:span></text:p>
            </table:table-cell>
            <table:table-cell table:style-name="Table22.B2" office:value-type="string">
              <text:p text:style-name="P83"><text:span text:style-name="T47">◎</text:span><text:span text:style-name="T48"> </text:span><text:span text:style-name="T49">One </text:span><text:span text:style-name="T112">ally</text:span></text:p>
            </table:table-cell>
          </table:table-row>
        </table:table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82"><text:span text:style-name="T50">Trigger</text:span><text:span text:style-name="T51">: </text:span><text:span text:style-name="T52">The target </text:span><text:span text:style-name="T113">is damaged by a strike.</text:span></text:p>
            </table:table-cell>
          </table:table-row>
          <table:table-row>
            <table:table-cell table:style-name="Table23.A2" office:value-type="string">
              <text:p text:style-name="P82"><text:span text:style-name="T53">Effect</text:span><text:span text:style-name="T54">: </text:span><text:span text:style-name="T55">The spirit of the </text:span><text:span text:style-name="T114">fool dulls the pain for a moment. </text:span><text:span text:style-name="T115">The target can make a free strike against their attacker. </text:span><text:span text:style-name="T116">If the damage of the free strike is </text:span></text:p>
            </table:table-cell>
          </table:table-row>
        </table:table>
        <text:p text:style-name="P63"/>
        <text:h text:style-name="P84" text:outline-level="3" text:is-list-header="true">Oh Well, Whatever, Nevermind</text:h>
        <text:p text:style-name="P85">If your hero survives the adventure and continues on in other adventures, their title “The <text:span text:style-name="T117">Fool</text:span>” changes to the following title:</text:p>
        <table:table table:name="Table24" table:style-name="Table24">
          <table:table-column table:style-name="Table24.A"/>
          <table:table-row>
            <table:table-cell table:style-name="Table24.A1" office:value-type="string">
              <text:h text:style-name="P86" text:outline-level="4"><text:span text:style-name="T60">T</text:span><text:span text:style-name="T61">he </text:span><text:span text:style-name="T118">Fool</text:span><text:span text:style-name="T61"> </text:span><text:span text:style-name="T62">Who Lived</text:span></text:h>
              <text:p text:style-name="P87"><text:span text:style-name="T10">Effects:</text:span><text:span text:style-name="T11"> </text:span><text:span text:style-name="T119">When you end your turn prone, you can end one effect on you that is ended by a saving throw.</text:span></text:p>
            </table:table-cell>
          </table:table-row>
        </table:table>
        <text:p text:style-name="P85"/>
        <text:p text:style-name="P85"/>
        <text:p text:style-name="P88"/>
        <text:p text:style-name="P88"/>
        <text:h text:style-name="P89" text:outline-level="1">The <text:span text:style-name="T120">Nerd</text:span></text:h>
        <text:p text:style-name="P62"><text:span text:style-name="T1">Your hero is the jock: the </text:span><text:span text:style-name="T2">head-strong</text:span><text:span text:style-name="T3"> party member who</text:span><text:span text:style-name="T4">se </text:span><text:span text:style-name="T5">only</text:span><text:span text:style-name="T4"> </text:span><text:span text:style-name="T5">instincts are bravado and</text:span><text:span text:style-name="T3"> brute force.</text:span></text:p>
        <text:p text:style-name="P63"><text:span text:style-name="T6">As the </text:span><text:span text:style-name="T70">nerd</text:span><text:span text:style-name="T6">, </text:span><text:span text:style-name="T7">you gain the following title:</text:span></text:p>
        <table:table table:name="Table25" table:style-name="Table25">
          <table:table-column table:style-name="Table25.A"/>
          <table:table-row>
            <table:table-cell table:style-name="Table25.A1" office:value-type="string">
              <text:h text:style-name="P90" text:outline-level="4"><text:span text:style-name="T8">T</text:span><text:span text:style-name="T9">he </text:span><text:span text:style-name="T121">Nerd</text:span></text:h>
              <text:p text:style-name="P65"><text:span text:style-name="T10">Effects:</text:span><text:span text:style-name="T11"> </text:span><text:span text:style-name="T72">You cannot be made frightened. </text:span><text:span text:style-name="T12">A</text:span><text:span text:style-name="T13">ny time</text:span><text:span text:style-name="T14"> you </text:span><text:span text:style-name="T73">would be</text:span><text:span text:style-name="T74"> made</text:span><text:span text:style-name="T14"> frightened, you </text:span><text:span text:style-name="T75">shriek </text:span><text:span text:style-name="T73">instead</text:span><text:span text:style-name="T76">, dealing 4 sonic damage </text:span><text:span text:style-name="T77">to all </text:span><text:span text:style-name="T75">creatures</text:span><text:span text:style-name="T77"> within 2.</text:span></text:p>
            </table:table-cell>
          </table:table-row>
        </table:table>
        <text:p text:style-name="P63"/>
        <text:h text:style-name="P66" text:outline-level="3" text:is-list-header="true">Say the Line!</text:h>
        <text:p text:style-name="P63"><text:span text:style-name="T17">During the adventure, </text:span><text:span text:style-name="T18">w</text:span><text:span text:style-name="T19">hen you </text:span><text:span text:style-name="T20">or another hero</text:span><text:span text:style-name="T19"> </text:span><text:span text:style-name="T21">make</text:span><text:span text:style-name="T20">s</text:span><text:span text:style-name="T21"> a</text:span><text:span text:style-name="T22"> power roll, you can say one of your lines to </text:span><text:span text:style-name="T20">grant</text:span><text:span text:style-name="T22"> </text:span><text:span text:style-name="T23">all of </text:span><text:span text:style-name="T22">the following effects:</text:span></text:p>
        <text:list xml:id="list234415897800684" text:continue-numbering="true" text:style-name="L1">
          <text:list-item>
            <text:p text:style-name="P67"><text:span text:style-name="T24">Y</text:span><text:span text:style-name="T25">ou </text:span><text:span text:style-name="T26">take 1d10 damage that can’t be reduced in any way.</text:span></text:p>
          </text:list-item>
          <text:list-item>
            <text:p text:style-name="P67"><text:span text:style-name="T24">Y</text:span><text:span text:style-name="T26">ou </text:span><text:span text:style-name="T24">add +2 to the roll</text:span><text:span text:style-name="T27">.</text:span></text:p>
          </text:list-item>
          <text:list-item>
            <text:p text:style-name="P91"><text:span text:style-name="T122">I</text:span><text:span text:style-name="T123">f </text:span><text:span text:style-name="T124">you’re </text:span><text:span text:style-name="T123">i</text:span><text:span text:style-name="T122">n combat, </text:span><text:span text:style-name="T125">the next time you force move a creature or object, you can deal </text:span><text:span text:style-name="T126">4</text:span><text:span text:style-name="T125"> damage to the creature or object before the movement.</text:span></text:p>
          </text:list-item>
        </text:list>
        <table:table table:name="Table26" table:style-name="Table26">
          <table:table-column table:style-name="Table26.A"/>
          <table:table-row>
            <table:table-cell table:style-name="Table26.A1" office:value-type="string">
              <text:h text:style-name="P69" text:outline-level="4">Lines</text:h>
              <text:list xml:id="list234416176087481" text:continue-numbering="true" text:style-name="L1">
                <text:list-item>
                  <text:p text:style-name="P70">“Fear is irrationa<text:span text:style-name="T127">l.</text:span>”</text:p>
                </text:list-item>
                <text:list-item>
                  <text:p text:style-name="P70">“If it were truly cursed, someone would’ve <text:span text:style-name="T128">studied it</text:span> by now.”</text:p>
                </text:list-item>
                <text:list-item>
                  <text:p text:style-name="P70">“Superstitions like this persist because of ignorance.”</text:p>
                </text:list-item>
                <text:list-item>
                  <text:p text:style-name="P70">“Evil’s just a metaphor. For poverty. Or weather.”</text:p>
                </text:list-item>
                <text:list-item>
                  <text:p text:style-name="P70">“If ghosts were real, they’d be cataloged by now.”</text:p>
                </text:list-item>
                <text:list-item>
                  <text:p text:style-name="P70">“You’re mistaking echoes for voices. Classic acoustics.”</text:p>
                </text:list-item>
                <text:list-item>
                  <text:p text:style-name="P70">“Darkness is just absence of light — not a presence of anything else.”</text:p>
                </text:list-item>
              </text:list>
              <text:p text:style-name="P72">These are not your only lines, just examples! Feel free to get creative!</text:p>
            </table:table-cell>
          </table:table-row>
        </table:table>
        <text:h text:style-name="P73" text:outline-level="3"/>
        <text:h text:style-name="P74" text:outline-level="3">Death of the <text:span text:style-name="T111">Nerd</text:span></text:h>
        <text:p text:style-name="P75">If your hero dies during the adventure, your spirit lingers, following the party around. You cannot interact with them in any way except:</text:p>
        <text:list xml:id="list234417082156205" text:continue-numbering="true" text:style-name="L1">
          <text:list-item>
            <text:p text:style-name="P76">The memory of your voice echoes in your allies’ minds. You can say your lines <text:span text:style-name="T38">only</text:span> in response to other hero’s lines.</text:p>
          </text:list-item>
          <text:list-item>
            <text:p text:style-name="P77">You gain the following ability:</text:p>
          </text:list-item>
        </text:list>
        <table:table table:name="Table27" table:style-name="Table27">
          <table:table-column table:style-name="Table27.A"/>
          <table:table-row>
            <table:table-cell table:style-name="Table27.A1" office:value-type="string">
              <text:h text:style-name="P92" text:outline-level="4">Body Block from Beyond</text:h>
            </table:table-cell>
          </table:table-row>
          <table:table-row>
            <table:table-cell table:style-name="Table27.A2" office:value-type="string">
              <text:p text:style-name="P79"><text:span text:style-name="T39">The spirit of a </text:span><text:span text:style-name="T40">friend</text:span><text:span text:style-name="T41"> helps out with a much needed push </text:span><text:span text:style-name="T39">and a heroic smile.</text:span></text:p>
            </table:table-cell>
          </table:table-row>
        </table:table>
        <table:table table:name="Table28" table:style-name="Table28">
          <table:table-column table:style-name="Table28.A"/>
          <table:table-column table:style-name="Table28.B"/>
          <table:table-row>
            <table:table-cell table:style-name="Table28.A1" office:value-type="string">
              <text:p text:style-name="P80">Magic, Melee</text:p>
            </table:table-cell>
            <table:table-cell table:style-name="Table28.B1" office:value-type="string">
              <text:p text:style-name="P81"><text:span text:style-name="T42">Free</text:span><text:span text:style-name="T43"> </text:span>Triggered</text:p>
            </table:table-cell>
          </table:table-row>
          <table:table-row>
            <table:table-cell table:style-name="Table28.A2" office:value-type="string">
              <text:p text:style-name="P82"><text:span text:style-name="T44">◣</text:span> <text:span text:style-name="T45">Anywhere </text:span><text:span text:style-name="T46">in the encounter</text:span></text:p>
            </table:table-cell>
            <table:table-cell table:style-name="Table28.B2" office:value-type="string">
              <text:p text:style-name="P83"><text:span text:style-name="T47">◎</text:span><text:span text:style-name="T48"> </text:span><text:span text:style-name="T49">One creature</text:span></text:p>
            </table:table-cell>
          </table:table-row>
        </table:table>
        <table:table table:name="Table29" table:style-name="Table29">
          <table:table-column table:style-name="Table29.A"/>
          <table:table-row>
            <table:table-cell table:style-name="Table29.A1" office:value-type="string">
              <text:p text:style-name="P93"><text:span text:style-name="T50">Trigger</text:span><text:span text:style-name="T51">: </text:span><text:span text:style-name="T52">The target is force moved.</text:span></text:p>
            </table:table-cell>
          </table:table-row>
          <table:table-row>
            <table:table-cell table:style-name="Table29.A2" office:value-type="string">
              <text:p text:style-name="P93"><text:span text:style-name="T53">Effect</text:span><text:span text:style-name="T54">: </text:span><text:span text:style-name="T55">The spirit of the jock pushes against the target. You can either increase the force movement by 2 or you can reduce the force movement by 2. If you reduce the force movement, you can additionally choose to </text:span><text:span text:style-name="T57">say one of your lines to </text:span><text:span text:style-name="T55">deal 4 corruption damage to the target.</text:span></text:p>
            </table:table-cell>
          </table:table-row>
        </table:table>
        <text:p text:style-name="P63"/>
        <text:h text:style-name="P94" text:outline-level="3" text:is-list-header="true">32.33% Chance of Survival</text:h>
        <text:p text:style-name="P85">If your hero survives the adventure and continues on in other adventures, their title “The <text:span text:style-name="T129">Nerd</text:span>” changes to the following title:</text:p>
        <table:table table:name="Table30" table:style-name="Table30">
          <table:table-column table:style-name="Table30.A"/>
          <table:table-row>
            <table:table-cell table:style-name="Table30.A1" office:value-type="string">
              <text:h text:style-name="P86" text:outline-level="4"><text:span text:style-name="T60">T</text:span><text:span text:style-name="T61">he </text:span><text:span text:style-name="T130">Nerd</text:span><text:span text:style-name="T61"> </text:span><text:span text:style-name="T62">Who Lived</text:span></text:h>
              <text:p text:style-name="P95"><text:span text:style-name="T10">Effects:</text:span><text:span text:style-name="T11"> </text:span><text:span text:style-name="T131">You cannot be made frightened. </text:span><text:span text:style-name="T132">A</text:span><text:span text:style-name="T133">ny time</text:span><text:span text:style-name="T134"> you </text:span><text:span text:style-name="T131">would be</text:span><text:span text:style-name="T135"> made</text:span><text:span text:style-name="T134"> frightened, you </text:span><text:span text:style-name="T136">can choose to </text:span><text:span text:style-name="T137">shriek </text:span><text:span text:style-name="T136">as a free triggered action</text:span><text:span text:style-name="T138">, dealing sonic damage </text:span><text:span text:style-name="T136">equal to twice your highest characteristic score </text:span><text:span text:style-name="T139">to all </text:span><text:span text:style-name="T136">enemies</text:span><text:span text:style-name="T139"> within 2.</text:span></text:p>
            </table:table-cell>
          </table:table-row>
        </table:table>
        <text:p text:style-name="P85"/>
        <text:p text:style-name="P85"/>
        <text:p text:style-name="P88"/>
        <text:h text:style-name="P89" text:outline-level="1">The <text:span text:style-name="T120">Professional</text:span></text:h>
        <text:p text:style-name="P62"><text:span text:style-name="T1">Your hero is the jock: the </text:span><text:span text:style-name="T2">head-strong</text:span><text:span text:style-name="T3"> party member who</text:span><text:span text:style-name="T4">se </text:span><text:span text:style-name="T5">only</text:span><text:span text:style-name="T4"> </text:span><text:span text:style-name="T5">instincts are bravado and</text:span><text:span text:style-name="T3"> brute force.</text:span></text:p>
        <text:p text:style-name="P63"><text:span text:style-name="T6">As the </text:span><text:span text:style-name="T70">professional</text:span><text:span text:style-name="T6">, </text:span><text:span text:style-name="T7">you gain the following title:</text:span></text:p>
        <table:table table:name="Table31" table:style-name="Table31">
          <table:table-column table:style-name="Table31.A"/>
          <table:table-row>
            <table:table-cell table:style-name="Table31.A1" office:value-type="string">
              <text:h text:style-name="P90" text:outline-level="4"><text:span text:style-name="T8">T</text:span><text:span text:style-name="T9">he </text:span><text:span text:style-name="T121">Professional</text:span></text:h>
              <text:p text:style-name="P65"><text:span text:style-name="T10">Effects:</text:span><text:span text:style-name="T11"> </text:span><text:span text:style-name="T72">You cannot be made frightened. </text:span><text:span text:style-name="T12">A</text:span><text:span text:style-name="T13">ny time</text:span><text:span text:style-name="T14"> you </text:span><text:span text:style-name="T73">would be</text:span><text:span text:style-name="T74"> made</text:span><text:span text:style-name="T14"> frightened, you </text:span><text:span text:style-name="T75">shriek </text:span><text:span text:style-name="T73">instead</text:span><text:span text:style-name="T76">, dealing 4 sonic damage </text:span><text:span text:style-name="T77">to all </text:span><text:span text:style-name="T75">creatures</text:span><text:span text:style-name="T77"> within 2.</text:span></text:p>
            </table:table-cell>
          </table:table-row>
        </table:table>
        <text:p text:style-name="P63"/>
        <text:h text:style-name="P66" text:outline-level="3" text:is-list-header="true">Say the Line!</text:h>
        <text:p text:style-name="P63"><text:span text:style-name="T17">During the adventure, </text:span><text:span text:style-name="T18">w</text:span><text:span text:style-name="T19">hen you </text:span><text:span text:style-name="T20">or another hero</text:span><text:span text:style-name="T19"> </text:span><text:span text:style-name="T21">make</text:span><text:span text:style-name="T20">s</text:span><text:span text:style-name="T21"> a</text:span><text:span text:style-name="T22"> power roll, you can say one of your lines to </text:span><text:span text:style-name="T20">grant</text:span><text:span text:style-name="T22"> </text:span><text:span text:style-name="T23">all of </text:span><text:span text:style-name="T22">the following effects:</text:span></text:p>
        <text:list xml:id="list234416171555139" text:continue-numbering="true" text:style-name="L1">
          <text:list-item>
            <text:p text:style-name="P67"><text:span text:style-name="T24">Y</text:span><text:span text:style-name="T25">ou </text:span><text:span text:style-name="T26">take 1d10 damage that can’t be reduced in any way.</text:span></text:p>
          </text:list-item>
          <text:list-item>
            <text:p text:style-name="P67"><text:span text:style-name="T24">Y</text:span><text:span text:style-name="T26">ou </text:span><text:span text:style-name="T24">add +2 to the roll</text:span><text:span text:style-name="T27">.</text:span></text:p>
          </text:list-item>
          <text:list-item>
            <text:p text:style-name="P91"><text:span text:style-name="T122">I</text:span><text:span text:style-name="T123">f </text:span><text:span text:style-name="T124">you’re </text:span><text:span text:style-name="T123">i</text:span><text:span text:style-name="T122">n combat, </text:span><text:span text:style-name="T125">the next time you force move a creature or object, you can deal </text:span><text:span text:style-name="T126">4</text:span><text:span text:style-name="T125"> damage to the creature or object before the movement.</text:span></text:p>
          </text:list-item>
        </text:list>
        <table:table table:name="Table32" table:style-name="Table32">
          <table:table-column table:style-name="Table32.A"/>
          <table:table-row>
            <table:table-cell table:style-name="Table32.A1" office:value-type="string">
              <text:h text:style-name="P69" text:outline-level="4">Lines</text:h>
              <text:list xml:id="list234415286286372" text:continue-numbering="true" text:style-name="L1">
                <text:list-item>
                  <text:p text:style-name="P70">“We’re already inside the story <text:span text:style-name="T140">and I’ve read this one before</text:span>. The ending’s just waiting.”</text:p>
                </text:list-item>
                <text:list-item>
                  <text:p text:style-name="P70">“You don’t fight monsters. You survive them.”</text:p>
                </text:list-item>
                <text:list-item>
                  <text:p text:style-name="P70">“The first scream’s never the last.”</text:p>
                </text:list-item>
                <text:list-item>
                  <text:p text:style-name="P70">“Every shadow has teeth if you stare long enough.”</text:p>
                </text:list-item>
                <text:list-item>
                  <text:p text:style-name="P70">“I’ve seen courage get men killed quicker than fear ever did.”</text:p>
                </text:list-item>
                <text:list-item>
                  <text:p text:style-name="P70">“Every light draws something hungry.”</text:p>
                </text:list-item>
                <text:list-item>
                  <text:p text:style-name="P70">“Places remember what was done in them. And they don’t forgive.”</text:p>
                </text:list-item>
              </text:list>
              <text:p text:style-name="P72">These are not your only lines, just examples! Feel free to get creative!</text:p>
            </table:table-cell>
          </table:table-row>
        </table:table>
        <text:h text:style-name="P73" text:outline-level="3"/>
        <text:h text:style-name="P74" text:outline-level="3">Death of the <text:span text:style-name="T111">Professional</text:span></text:h>
        <text:p text:style-name="P75">If your hero dies during the adventure, your spirit lingers, following the party around. You cannot interact with them in any way except:</text:p>
        <text:list xml:id="list234415553634323" text:continue-numbering="true" text:style-name="L1">
          <text:list-item>
            <text:p text:style-name="P76">The memory of your voice echoes in your allies’ minds. You can say your lines <text:span text:style-name="T38">only</text:span> in response to other hero’s lines.</text:p>
          </text:list-item>
          <text:list-item>
            <text:p text:style-name="P77">You gain the following ability:</text:p>
          </text:list-item>
        </text:list>
        <table:table table:name="Table33" table:style-name="Table33">
          <table:table-column table:style-name="Table33.A"/>
          <table:table-row>
            <table:table-cell table:style-name="Table33.A1" office:value-type="string">
              <text:h text:style-name="P92" text:outline-level="4">Body Block from Beyond</text:h>
            </table:table-cell>
          </table:table-row>
          <table:table-row>
            <table:table-cell table:style-name="Table33.A2" office:value-type="string">
              <text:p text:style-name="P79"><text:span text:style-name="T39">The spirit of a </text:span><text:span text:style-name="T40">friend</text:span><text:span text:style-name="T41"> helps out with a much needed push </text:span><text:span text:style-name="T39">and a heroic smile.</text:span></text:p>
            </table:table-cell>
          </table:table-row>
        </table:table>
        <table:table table:name="Table34" table:style-name="Table34">
          <table:table-column table:style-name="Table34.A"/>
          <table:table-column table:style-name="Table34.B"/>
          <table:table-row>
            <table:table-cell table:style-name="Table34.A1" office:value-type="string">
              <text:p text:style-name="P80">Magic, Melee</text:p>
            </table:table-cell>
            <table:table-cell table:style-name="Table34.B1" office:value-type="string">
              <text:p text:style-name="P81"><text:span text:style-name="T42">Free</text:span><text:span text:style-name="T43"> </text:span>Triggered</text:p>
            </table:table-cell>
          </table:table-row>
          <table:table-row>
            <table:table-cell table:style-name="Table34.A2" office:value-type="string">
              <text:p text:style-name="P82"><text:span text:style-name="T44">◣</text:span> <text:span text:style-name="T45">Anywhere </text:span><text:span text:style-name="T46">in the encounter</text:span></text:p>
            </table:table-cell>
            <table:table-cell table:style-name="Table34.B2" office:value-type="string">
              <text:p text:style-name="P83"><text:span text:style-name="T47">◎</text:span><text:span text:style-name="T48"> </text:span><text:span text:style-name="T49">One creature</text:span></text:p>
            </table:table-cell>
          </table:table-row>
        </table:table>
        <table:table table:name="Table35" table:style-name="Table35">
          <table:table-column table:style-name="Table35.A"/>
          <table:table-row>
            <table:table-cell table:style-name="Table35.A1" office:value-type="string">
              <text:p text:style-name="P93"><text:span text:style-name="T50">Trigger</text:span><text:span text:style-name="T51">: </text:span><text:span text:style-name="T52">The target is force moved.</text:span></text:p>
            </table:table-cell>
          </table:table-row>
          <table:table-row>
            <table:table-cell table:style-name="Table35.A2" office:value-type="string">
              <text:p text:style-name="P93"><text:span text:style-name="T53">Effect</text:span><text:span text:style-name="T54">: </text:span><text:span text:style-name="T55">The spirit of the jock pushes against the target. You can either increase the force movement by 2 or you can reduce the force movement by 2. If you reduce the force movement, you can additionally choose to </text:span><text:span text:style-name="T57">say one of your lines to </text:span><text:span text:style-name="T55">deal 4 corruption damage to the target.</text:span></text:p>
            </table:table-cell>
          </table:table-row>
        </table:table>
        <text:p text:style-name="P63"/>
        <text:h text:style-name="P96" text:outline-level="3" text:is-list-header="true">Failure Was Never an Option</text:h>
        <text:p text:style-name="P85">If your hero survives the adventure and continues on in other adventures, their title “The <text:span text:style-name="T129">Professional</text:span>” changes to the following title:</text:p>
        <table:table table:name="Table36" table:style-name="Table36">
          <table:table-column table:style-name="Table36.A"/>
          <table:table-row>
            <table:table-cell table:style-name="Table36.A1" office:value-type="string">
              <text:h text:style-name="P86" text:outline-level="4"><text:span text:style-name="T60">T</text:span><text:span text:style-name="T61">he </text:span><text:span text:style-name="T130">Professional</text:span><text:span text:style-name="T61"> </text:span><text:span text:style-name="T62">Who Lived</text:span></text:h>
              <text:p text:style-name="P95"><text:span text:style-name="T10">Effects:</text:span><text:span text:style-name="T11"> </text:span><text:span text:style-name="T131">You cannot be made frightened. </text:span><text:span text:style-name="T132">A</text:span><text:span text:style-name="T133">ny time</text:span><text:span text:style-name="T134"> you </text:span><text:span text:style-name="T131">would be</text:span><text:span text:style-name="T135"> made</text:span><text:span text:style-name="T134"> frightened, you </text:span><text:span text:style-name="T136">can choose to </text:span><text:span text:style-name="T137">shriek </text:span><text:span text:style-name="T136">as a free triggered action</text:span><text:span text:style-name="T138">, dealing sonic damage </text:span><text:span text:style-name="T136">equal to twice your highest characteristic score </text:span><text:span text:style-name="T139">to all </text:span><text:span text:style-name="T136">enemies</text:span><text:span text:style-name="T139"> within 2.</text:span></text:p>
            </table:table-cell>
          </table:table-row>
        </table:table>
        <text:p text:style-name="P85"/>
        <text:p text:style-name="P85"/>
        <text:p text:style-name="P88"/>
        <text:h text:style-name="P89" text:outline-level="1">The <text:span text:style-name="T120">Believer</text:span></text:h>
        <text:p text:style-name="P62"><text:span text:style-name="T1">Your hero is the jock: the </text:span><text:span text:style-name="T2">head-strong</text:span><text:span text:style-name="T3"> party member who</text:span><text:span text:style-name="T4">se </text:span><text:span text:style-name="T5">only</text:span><text:span text:style-name="T4"> </text:span><text:span text:style-name="T5">instincts are bravado and</text:span><text:span text:style-name="T3"> brute force.</text:span></text:p>
        <text:p text:style-name="P63"><text:span text:style-name="T6">As the </text:span><text:span text:style-name="T70">believer</text:span><text:span text:style-name="T6">, </text:span><text:span text:style-name="T7">you gain the following title:</text:span></text:p>
        <table:table table:name="Table37" table:style-name="Table37">
          <table:table-column table:style-name="Table37.A"/>
          <table:table-row>
            <table:table-cell table:style-name="Table37.A1" office:value-type="string">
              <text:h text:style-name="P90" text:outline-level="4"><text:span text:style-name="T8">T</text:span><text:span text:style-name="T9">he</text:span><text:span text:style-name="T71"> </text:span><text:span text:style-name="T121">Believer</text:span></text:h>
              <text:p text:style-name="P65"><text:span text:style-name="T10">Effects:</text:span><text:span text:style-name="T11"> </text:span><text:span text:style-name="T72">You cannot be made frightened. </text:span><text:span text:style-name="T12">A</text:span><text:span text:style-name="T13">ny time</text:span><text:span text:style-name="T14"> you </text:span><text:span text:style-name="T73">would be</text:span><text:span text:style-name="T74"> made</text:span><text:span text:style-name="T14"> frightened, you </text:span><text:span text:style-name="T75">shriek </text:span><text:span text:style-name="T73">instead</text:span><text:span text:style-name="T76">, dealing 4 sonic damage </text:span><text:span text:style-name="T77">to all </text:span><text:span text:style-name="T75">creatures</text:span><text:span text:style-name="T77"> within 2.</text:span></text:p>
            </table:table-cell>
          </table:table-row>
        </table:table>
        <text:p text:style-name="P63"/>
        <text:h text:style-name="P66" text:outline-level="3" text:is-list-header="true">Say the Line!</text:h>
        <text:p text:style-name="P63"><text:span text:style-name="T17">During the adventure, </text:span><text:span text:style-name="T18">w</text:span><text:span text:style-name="T19">hen you </text:span><text:span text:style-name="T20">or another hero</text:span><text:span text:style-name="T19"> </text:span><text:span text:style-name="T21">make</text:span><text:span text:style-name="T20">s</text:span><text:span text:style-name="T21"> a</text:span><text:span text:style-name="T22"> power roll, you can say one of your lines to </text:span><text:span text:style-name="T20">grant</text:span><text:span text:style-name="T22"> </text:span><text:span text:style-name="T23">all of </text:span><text:span text:style-name="T22">the following effects:</text:span></text:p>
        <text:list xml:id="list234416847529507" text:continue-numbering="true" text:style-name="L1">
          <text:list-item>
            <text:p text:style-name="P67"><text:span text:style-name="T24">Y</text:span><text:span text:style-name="T25">ou </text:span><text:span text:style-name="T26">take 1d10 damage that can’t be reduced in any way.</text:span></text:p>
          </text:list-item>
          <text:list-item>
            <text:p text:style-name="P67"><text:span text:style-name="T24">Y</text:span><text:span text:style-name="T26">ou </text:span><text:span text:style-name="T24">add +2 to the roll</text:span><text:span text:style-name="T27">.</text:span></text:p>
          </text:list-item>
          <text:list-item>
            <text:p text:style-name="P91"><text:span text:style-name="T122">I</text:span><text:span text:style-name="T123">f </text:span><text:span text:style-name="T124">you’re </text:span><text:span text:style-name="T123">i</text:span><text:span text:style-name="T122">n combat, </text:span><text:span text:style-name="T125">the next time you force move a creature or object, you can deal </text:span><text:span text:style-name="T126">4</text:span><text:span text:style-name="T125"> damage to the creature or object before the movement.</text:span></text:p>
          </text:list-item>
        </text:list>
        <table:table table:name="Table38" table:style-name="Table38">
          <table:table-column table:style-name="Table38.A"/>
          <table:table-row>
            <table:table-cell table:style-name="Table38.A1" office:value-type="string">
              <text:h text:style-name="P69" text:outline-level="4">Lines</text:h>
              <text:list xml:id="list234416452801563" text:continue-numbering="true" text:style-name="L1">
                <text:list-item>
                  <text:p text:style-name="P70">“The first signs are always subtle… but they are unmistakable.”</text:p>
                </text:list-item>
                <text:list-item>
                  <text:p text:style-name="P70">“The shadows linger here… longer than they should.”</text:p>
                </text:list-item>
                <text:list-item>
                  <text:p text:style-name="P70">“Oh, it’s here. I knew it would be.”</text:p>
                </text:list-item>
                <text:list-item>
                  <text:p text:style-name="P70">“See? I told you the stories were true.”</text:p>
                </text:list-item>
                <text:list-item>
                  <text:p text:style-name="P70">“The power here is almost… alive.”</text:p>
                </text:list-item>
                <text:list-item>
                  <text:p text:style-name="P70">“I recognized the signs. I see the pattern. Are you blind?”</text:p>
                </text:list-item>
                <text:list-item>
                  <text:p text:style-name="P70">“Do you feel that? It’s testing us…”</text:p>
                </text:list-item>
                <text:list-item>
                  <text:p text:style-name="P70">“It whispers… I’ve waited to hear this voice.”</text:p>
                </text:list-item>
              </text:list>
              <text:p text:style-name="P72">These are not your only lines, just examples! Feel free to get creative!</text:p>
            </table:table-cell>
          </table:table-row>
        </table:table>
        <text:h text:style-name="P73" text:outline-level="3"/>
        <text:h text:style-name="P74" text:outline-level="3">Death of the <text:span text:style-name="T111">Believer</text:span></text:h>
        <text:p text:style-name="P75">If your hero dies during the adventure, your spirit lingers, following the party around. You cannot interact with them in any way except:</text:p>
        <text:list text:continue-numbering="true" text:style-name="L1">
          <text:list-item>
            <text:p text:style-name="P76">The memory of your voice echoes in your allies’ minds. You can say your lines <text:span text:style-name="T38">only</text:span> in response to other hero’s lines.</text:p>
          </text:list-item>
          <text:list-item>
            <text:p text:style-name="P77">You gain the following ability:</text:p>
          </text:list-item>
        </text:list>
        <table:table table:name="Table39" table:style-name="Table39">
          <table:table-column table:style-name="Table39.A"/>
          <table:table-row>
            <table:table-cell table:style-name="Table39.A1" office:value-type="string">
              <text:h text:style-name="P92" text:outline-level="4">Body Block from Beyond</text:h>
            </table:table-cell>
          </table:table-row>
          <table:table-row>
            <table:table-cell table:style-name="Table39.A2" office:value-type="string">
              <text:p text:style-name="P79"><text:span text:style-name="T39">The spirit of a </text:span><text:span text:style-name="T40">friend</text:span><text:span text:style-name="T41"> helps out with a much needed push </text:span><text:span text:style-name="T39">and a heroic smile.</text:span></text:p>
            </table:table-cell>
          </table:table-row>
        </table:table>
        <table:table table:name="Table40" table:style-name="Table40">
          <table:table-column table:style-name="Table40.A"/>
          <table:table-column table:style-name="Table40.B"/>
          <table:table-row>
            <table:table-cell table:style-name="Table40.A1" office:value-type="string">
              <text:p text:style-name="P80">Magic, Melee</text:p>
            </table:table-cell>
            <table:table-cell table:style-name="Table40.B1" office:value-type="string">
              <text:p text:style-name="P81"><text:span text:style-name="T42">Free</text:span><text:span text:style-name="T43"> </text:span>Triggered</text:p>
            </table:table-cell>
          </table:table-row>
          <table:table-row>
            <table:table-cell table:style-name="Table40.A2" office:value-type="string">
              <text:p text:style-name="P82"><text:span text:style-name="T44">◣</text:span> <text:span text:style-name="T45">Anywhere </text:span><text:span text:style-name="T46">in the encounter</text:span></text:p>
            </table:table-cell>
            <table:table-cell table:style-name="Table40.B2" office:value-type="string">
              <text:p text:style-name="P83"><text:span text:style-name="T47">◎</text:span><text:span text:style-name="T48"> </text:span><text:span text:style-name="T49">One creature</text:span></text:p>
            </table:table-cell>
          </table:table-row>
        </table:table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93"><text:span text:style-name="T50">Trigger</text:span><text:span text:style-name="T51">: </text:span><text:span text:style-name="T52">The target is force moved.</text:span></text:p>
            </table:table-cell>
          </table:table-row>
          <table:table-row>
            <table:table-cell table:style-name="Table41.A2" office:value-type="string">
              <text:p text:style-name="P93"><text:span text:style-name="T53">Effect</text:span><text:span text:style-name="T54">: </text:span><text:span text:style-name="T55">The spirit of the jock pushes against the target. You can either increase the force movement by 2 or you can reduce the force movement by 2. If you reduce the force movement, you can additionally choose to </text:span><text:span text:style-name="T57">say one of your lines to </text:span><text:span text:style-name="T55">deal 4 corruption damage to the target.</text:span></text:p>
            </table:table-cell>
          </table:table-row>
        </table:table>
        <text:p text:style-name="P63"/>
        <text:h text:style-name="P97" text:outline-level="3" text:is-list-header="true">Missed the Rapture</text:h>
        <text:p text:style-name="P85">If your hero survives the adventure and continues on in other adventures, their title “The <text:span text:style-name="T129">Believer</text:span>” changes to the following title:</text:p>
        <table:table table:name="Table42" table:style-name="Table42">
          <table:table-column table:style-name="Table42.A"/>
          <table:table-row>
            <table:table-cell table:style-name="Table42.A1" office:value-type="string">
              <text:h text:style-name="P86" text:outline-level="4"><text:span text:style-name="T60">T</text:span><text:span text:style-name="T61">he </text:span><text:span text:style-name="T130">Believer</text:span><text:span text:style-name="T61"> </text:span><text:span text:style-name="T62">Who Lived</text:span></text:h>
              <text:p text:style-name="P95"><text:span text:style-name="T10">Effects:</text:span><text:span text:style-name="T11"> </text:span><text:span text:style-name="T131">You cannot be made frightened. </text:span><text:span text:style-name="T132">A</text:span><text:span text:style-name="T133">ny time</text:span><text:span text:style-name="T134"> you </text:span><text:span text:style-name="T131">would be</text:span><text:span text:style-name="T135"> made</text:span><text:span text:style-name="T134"> frightened, you </text:span><text:span text:style-name="T136">can choose to </text:span><text:span text:style-name="T137">shriek </text:span><text:span text:style-name="T136">as a free triggered action</text:span><text:span text:style-name="T138">, dealing sonic damage </text:span><text:span text:style-name="T136">equal to twice your highest characteristic score </text:span><text:span text:style-name="T139">to all </text:span><text:span text:style-name="T136">enemies</text:span><text:span text:style-name="T139"> within 2.</text:span></text:p>
            </table:table-cell>
          </table:table-row>
        </table:table>
        <text:p text:style-name="P85"/>
        <text:p text:style-name="P85"/>
        <text:p text:style-name="P88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0.5pt" fo:font-weight="normal" officeooo:rsid="0af5c21a" style:font-size-asian="10.5pt" style:font-weight-asian="normal" style:font-size-complex="10.5pt" style:font-weight-complex="norm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start" style:justify-single-word="false"/>
      <style:text-properties style:use-window-font-color="true" loext:opacity="0%" style:font-name="Caudex" fo:font-family="Caudex" style:font-family-generic="roman" style:font-pitch="variable" fo:font-size="22pt" style:text-underline-style="solid" style:text-underline-width="auto" style:text-underline-color="font-color" fo:font-weight="bold" officeooo:rsid="001b50a5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14.1000003814697pt" fo:font-weight="bold" officeooo:rsid="07df155e" style:font-size-asian="14.1000003814697pt" style:font-weight-asian="bold" style:font-size-complex="14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use-window-font-color="true" loext:opacity="0%"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mage_20_Subtitle" style:display-name="Image Subtitle" style:family="paragraph" style:parent-style-name="Text_20_body">
      <style:paragraph-properties fo:text-align="center" style:justify-single-word="false"/>
      <style:text-properties style:font-name="Liberation Serif" fo:font-family="'Liberation Serif'" style:font-family-generic="roman" style:font-pitch="variable" fo:font-size="10.5pt" fo:font-style="italic" officeooo:rsid="0b61e37f" style:font-size-asian="10.5pt" style:font-style-asian="italic" style:font-size-complex="10.5pt" style:font-style-complex="italic"/>
    </style:style>
    <style:style style:name="Front_20_Page" style:display-name="Front Page" style:family="paragraph" style:parent-style-name="Text_20_body" style:default-outline-level="1" style:list-style-name="">
      <style:paragraph-properties fo:text-align="center" style:justify-single-word="false"/>
      <style:text-properties style:use-window-font-color="true" loext:opacity="0%" style:font-name="Liberation Serif" fo:font-family="'Liberation Serif'" style:font-family-generic="roman" style:font-pitch="variable" fo:font-size="11pt" fo:font-style="italic" fo:font-weight="normal" officeooo:rsid="0948090c" style:font-name-asian="Microsoft YaHei" style:font-family-asian="'Microsoft YaHei'" style:font-family-generic-asian="system" style:font-pitch-asian="variable" style:font-size-asian="11pt" style:font-style-asian="italic" style:font-weight-asian="normal" style:font-name-complex="Lucida Sans" style:font-family-complex="'Lucida Sans'" style:font-family-generic-complex="system" style:font-pitch-complex="variable" style:font-size-complex="11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officeooo:paragraph-rsid="06311d03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e4a8aee" style:font-style-asian="italic" style:font-style-complex="italic"/>
    </style:style>
    <style:style style:name="MT3" style:family="text">
      <style:text-properties style:font-name="Liberation Serif" fo:font-style="italic" officeooo:rsid="02537e4e" style:font-style-asian="italic" style:font-style-complex="italic"/>
    </style:style>
    <style:style style:name="MT4" style:family="text">
      <style:text-properties style:font-name="Liberation Serif" fo:font-style="italic" officeooo:rsid="007ab4b2" style:font-style-asian="italic" style:font-style-complex="italic"/>
    </style:style>
    <style:style style:name="MT5" style:family="text">
      <style:text-properties style:font-name="Liberation Serif" fo:font-style="italic" officeooo:rsid="065d7828" style:font-style-asian="italic" style:font-style-complex="italic"/>
    </style:style>
    <style:style style:name="MT6" style:family="text">
      <style:text-properties style:font-name="Liberation Serif" fo:font-style="italic" officeooo:rsid="0258289a" style:font-style-asian="italic" style:font-style-complex="italic"/>
    </style:style>
    <style:style style:name="MT7" style:family="text">
      <style:text-properties style:font-name="Liberation Serif" fo:font-style="italic" officeooo:rsid="0d3252cf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</text:span><text:span text:style-name="MT2">Dread Abbey</text:span><text:span text:style-name="MT3"> </text:span><text:span text:style-name="MT4">©</text:span><text:span text:style-name="MT3"> 202</text:span><text:span text:style-name="MT5">5</text:span><text:span text:style-name="MT3"> Look Out Behind You Studios </text:span><text:span text:style-name="MT6">LLC<text:tab/><text:tab/> <text:s text:c="10"/></text:span><text:span text:style-name="MT7"><text:page-number text:select-page="current">6</text:page-number></text:span></text:h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07T23:44:15.135182500</dc:date>
    <meta:editing-duration>P6DT12H57M38S</meta:editing-duration>
    <meta:editing-cycles>3791</meta:editing-cycles>
    <meta:generator>LibreOffice/25.2.5.2$Windows_X86_64 LibreOffice_project/03d19516eb2e1dd5d4ccd751a0d6f35f35e08022</meta:generator>
    <meta:print-date>2025-08-14T10:14:26.122187400</meta:print-date>
    <meta:printed-by>PDF files</meta:printed-by>
    <meta:document-statistic meta:table-count="36" meta:image-count="0" meta:object-count="0" meta:page-count="6" meta:paragraph-count="212" meta:word-count="2490" meta:character-count="13358" meta:non-whitespace-character-count="11131"/>
  </office:meta>
</office:document-meta>
</file>